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lock" svg:font-family="Overlock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2mm"/>
    </style:style>
    <style:style style:name="co2" style:family="table-column">
      <style:table-column-properties fo:break-before="auto" style:column-width="20.04mm"/>
    </style:style>
    <style:style style:name="co3" style:family="table-column">
      <style:table-column-properties fo:break-before="auto" style:column-width="20.3mm"/>
    </style:style>
    <style:style style:name="co4" style:family="table-column">
      <style:table-column-properties fo:break-before="auto" style:column-width="20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5.38mm"/>
    </style:style>
    <style:style style:name="co8" style:family="table-column">
      <style:table-column-properties fo:break-before="auto" style:column-width="62.28mm"/>
    </style:style>
    <style:style style:name="co9" style:family="table-column">
      <style:table-column-properties fo:break-before="auto" style:column-width="33.92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style:vertical-align="middle"/>
      <style:text-properties style:font-size-asian="18pt" style:font-size-complex="18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transparent"/>
    </style:style>
    <style:style style:name="ce7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V">
      <style:table-cell-properties fo:border="none"/>
    </style:style>
    <style:style style:name="ce13" style:family="table-cell" style:parent-style-name="_25_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mW">
      <style:text-properties fo:color="#cccccc"/>
    </style:style>
    <style:style style:name="ce16" style:family="table-cell" style:parent-style-name="V">
      <style:text-properties fo:color="#cccccc"/>
    </style:style>
    <style:style style:name="ce17" style:family="table-cell" style:parent-style-name="mA">
      <style:table-cell-properties fo:background-color="#ccff00"/>
    </style:style>
    <style:style style:name="ce18" style:family="table-cell" style:parent-style-name="Default">
      <style:text-properties fo:color="#cccccc"/>
    </style:style>
    <style:style style:name="ce19" style:family="table-cell" style:parent-style-name="Default" style:data-style-name="N110"/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22" style:family="table-cell" style:parent-style-name="Ω">
      <style:table-cell-properties fo:border-bottom="none" fo:border-left="0.74pt solid #000000" fo:border-right="none" fo:border-top="0.06pt solid #000000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mW">
      <style:table-cell-properties fo:background-color="#ff9900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109"/>
    <style:style style:name="ce26" style:family="table-cell" style:parent-style-name="Default" style:data-style-name="N117"/>
    <style:style style:name="ce27" style:family="table-cell" style:parent-style-name="Ω">
      <style:table-cell-properties fo:background-color="#ccff00"/>
    </style:style>
    <style:style style:name="ce28" style:family="table-cell" style:parent-style-name="mA">
      <style:table-cell-properties fo:border-bottom="none" fo:border-left="none" fo:border-right="none" fo:border-top="0.06pt solid #000000"/>
    </style:style>
    <style:style style:name="ce29" style:family="table-cell" style:parent-style-name="_30__2c_00_20_V">
      <style:table-cell-properties fo:background-color="#ff9900"/>
    </style:style>
    <style:style style:name="ce30" style:family="table-cell" style:parent-style-name="mW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111"/>
    <style:style style:name="ce32" style:family="table-cell" style:parent-style-name="mW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mW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order-left="none" fo:border-right="none" fo:border-top="0.74pt solid #000000"/>
    </style:style>
    <style:style style:name="ce35" style:family="table-cell" style:parent-style-name="mA">
      <style:table-cell-properties fo:background-color="#e6ff00" fo:border="none"/>
    </style:style>
    <style:style style:name="ce36" style:family="table-cell" style:parent-style-name="Default">
      <style:table-cell-properties fo:border="none"/>
    </style:style>
    <style:style style:name="ce37" style:family="table-cell" style:parent-style-name="_30__2c_00_20_mA">
      <style:table-cell-properties fo:border-bottom="none" fo:background-color="#ff9900" fo:border-left="none" fo:border-right="none" fo:border-top="0.74pt solid #000000"/>
    </style:style>
    <style:style style:name="ce38" style:family="table-cell" style:parent-style-name="_30__2c_00_20_mA">
      <style:table-cell-properties fo:background-color="#ff9900" fo:border="none"/>
    </style:style>
    <style:style style:name="ce39" style:family="table-cell" style:parent-style-name="Default">
      <style:table-cell-properties fo:background-color="#ff9900"/>
    </style:style>
    <style:style style:name="ce40" style:family="table-cell" style:parent-style-name="kΩ">
      <style:table-cell-properties fo:background-color="#ff9900"/>
    </style:style>
    <style:style style:name="ce41" style:family="table-cell" style:parent-style-name="_30__2c_000_22__20_kΩ_22_">
      <style:table-cell-properties fo:border-bottom="none" fo:background-color="#e6ff00" fo:border-left="none" fo:border-right="none" fo:border-top="0.06pt solid #000000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mW">
      <style:table-cell-properties fo:border-bottom="none" fo:background-color="#ff99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4" style:family="table-cell" style:parent-style-name="mW">
      <style:table-cell-properties fo:border-bottom="none" fo:border-left="0.06pt solid #000000" fo:border-right="none" fo:border-top="none"/>
    </style:style>
    <style:style style:name="ce45" style:family="table-cell" style:parent-style-name="_30__2c_00_20_V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109">
      <style:table-cell-properties fo:border-bottom="none" fo:background-color="#ccff00" fo:border-left="0.06pt solid #000000" fo:border-right="none" fo:border-top="none"/>
    </style:style>
    <style:style style:name="ce47" style:family="table-cell" style:parent-style-name="Default">
      <style:table-cell-properties fo:border-bottom="none" fo:border-left="0.06pt solid #000000" fo:border-right="none" fo:border-top="0.06pt solid #000000"/>
    </style:style>
    <style:style style:name="ce48" style:family="table-cell" style:parent-style-name="V">
      <style:table-cell-properties fo:border-bottom="none" fo:border-left="0.06pt solid #000000" fo:border-right="none" fo:border-top="none"/>
    </style:style>
    <style:style style:name="ce49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50" style:family="table-cell" style:parent-style-name="mA">
      <style:table-cell-properties fo:border-bottom="none" fo:border-left="0.06pt solid #000000" fo:border-right="none" fo:border-top="none"/>
    </style:style>
    <style:style style:name="ce51" style:family="table-cell" style:parent-style-name="Ω">
      <style:table-cell-properties fo:border-bottom="none" fo:border-left="0.06pt solid #000000" fo:border-right="none" fo:border-top="none"/>
    </style:style>
    <style:style style:name="ce52" style:family="table-cell" style:parent-style-name="Ω">
      <style:table-cell-properties fo:border-bottom="none" fo:background-color="#ccff00" fo:border-left="0.06pt solid #000000" fo:border-right="none" fo:border-top="none"/>
    </style:style>
    <style:style style:name="ce53" style:family="table-cell" style:parent-style-name="mA">
      <style:table-cell-properties fo:border-bottom="none" fo:border-left="0.06pt solid #000000" fo:border-right="none" fo:border-top="0.06pt solid #000000"/>
    </style:style>
    <style:style style:name="ce54" style:family="table-cell" style:parent-style-name="_30__2c_00_20_V">
      <style:table-cell-properties fo:border-bottom="none" fo:background-color="#ff9900" fo:border-left="0.06pt solid #000000" fo:border-right="none" fo:border-top="none"/>
    </style:style>
    <style:style style:name="ce55" style:family="table-cell" style:parent-style-name="mW">
      <style:table-cell-properties fo:border-bottom="none" fo:border-left="0.06pt solid #000000" fo:border-right="none" fo:border-top="0.06pt solid #000000"/>
    </style:style>
    <style:style style:name="ce56" style:family="table-cell" style:parent-style-name="valuesWithUnit">
      <style:table-cell-properties fo:border-bottom="none" fo:border-left="0.06pt solid #000000" fo:border-right="none" fo:border-top="none"/>
    </style:style>
    <style:style style:name="ce57" style:family="table-cell" style:parent-style-name="mW">
      <style:table-cell-properties fo:border-bottom="none" fo:background-color="transparent" fo:border-left="0.06pt solid #000000" fo:border-right="none" fo:border-top="none"/>
    </style:style>
    <style:style style:name="ce58" style:family="table-cell" style:parent-style-name="W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fo:background-color="#ff9900" style:text-align-source="fix" style:repeat-content="false"/>
      <style:paragraph-properties fo:text-align="end" fo:margin-left="0mm"/>
    </style:style>
    <style:style style:name="T1" style:family="text">
      <style:text-properties fo:country="none"/>
    </style:style>
  </office:automatic-styles>
  <office:body>
    <office:spreadsheet>
      <table:table table:name="TLC5971" table:style-name="ta1" table:print-ranges="TLC5971.A1:TLC5971.L40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TI TLC5971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Reference Resistor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REF (kΩ) = </text:p>
          </table:table-cell>
          <table:table-cell table:style-name="ce10" office:value-type="string" calcext:value-type="string" table:number-columns-spanned="3" table:number-rows-spanned="1">
            <text:p>( VIREF (V) / IOLCMax (mA) ) * 41</text:p>
          </table:table-cell>
          <table:covered-table-cell table:number-columns-repeated="2"/>
          <table:table-cell table:number-columns-repeated="7"/>
          <table:table-cell table:style-name="ce61" office:value-type="string" calcext:value-type="string">
            <text:p>RIREF (kΩ)</text:p>
          </table:table-cell>
          <table:table-cell table:style-name="ce11" office:value-type="string" calcext:value-type="string">
            <text:p>=</text:p>
          </table:table-cell>
          <table:table-cell table:style-name="ce62" office:value-type="string" calcext:value-type="string">
            <text:p><text:s/>( VIREF (V) / IOLCMax (mA) ) * 41</text:p>
          </table:table-cell>
          <table:table-cell office:value-type="string" calcext:value-type="string">
            <text:p>| / 41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Tollerance</text:p>
          </table:table-cell>
          <table:table-cell table:style-name="ce4"/>
          <table:table-cell table:number-columns-repeated="8"/>
          <table:table-cell table:style-name="ce61"/>
          <table:table-cell table:style-name="ce11"/>
          <table:table-cell table:style-name="ce62"/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percent</text:p>
          </table:table-cell>
          <table:table-cell table:style-name="ce20" office:value-type="string" calcext:value-type="string">
            <text:p>Tollerance</text:p>
          </table:table-cell>
          <table:table-cell table:style-name="ce34" office:value-type="string" calcext:value-type="string">
            <text:p>IOLCMax</text:p>
          </table:table-cell>
          <table:table-cell table:style-name="ce34" office:value-type="string" calcext:value-type="string">
            <text:p>RIREF</text:p>
          </table:table-cell>
          <table:table-cell table:style-name="ce20" office:value-type="string" calcext:value-type="string">
            <text:p>Tollerance</text:p>
          </table:table-cell>
          <table:table-cell table:style-name="ce34" office:value-type="string" calcext:value-type="string">
            <text:p>IOLCMax</text:p>
          </table:table-cell>
          <table:table-cell table:style-name="ce34" office:value-type="string" calcext:value-type="string">
            <text:p>RIREF</text:p>
          </table:table-cell>
          <table:table-cell table:style-name="ce20" office:value-type="string" calcext:value-type="string">
            <text:p>Tollerance</text:p>
          </table:table-cell>
          <table:table-cell table:style-name="ce34" office:value-type="string" calcext:value-type="string">
            <text:p>IOLCMax</text:p>
          </table:table-cell>
          <table:table-cell table:style-name="ce34" office:value-type="string" calcext:value-type="string">
            <text:p>RIREF</text:p>
          </table:table-cell>
          <table:table-cell table:style-name="ce61" office:value-type="string" calcext:value-type="string">
            <text:p>RIREF (kΩ) /41</text:p>
          </table:table-cell>
          <table:table-cell table:style-name="ce11" office:value-type="string" calcext:value-type="string">
            <text:p>=</text:p>
          </table:table-cell>
          <table:table-cell table:style-name="ce62" office:value-type="string" calcext:value-type="string">
            <text:p>VIREF (V) / IOLCMax (mA)</text:p>
          </table:table-cell>
          <table:table-cell office:value-type="string" calcext:value-type="string">
            <text:p>| swa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REF</text:p>
          </table:table-cell>
          <table:table-cell table:style-name="ce12" office:value-type="float" office:value="1.21" calcext:value-type="float">
            <text:p>1,2 V</text:p>
          </table:table-cell>
          <table:table-cell table:style-name="ce21"/>
          <table:table-cell table:number-columns-repeated="2"/>
          <table:table-cell table:style-name="ce21"/>
          <table:table-cell table:style-name="ce12" office:value-type="float" office:value="1.21" calcext:value-type="float">
            <text:p>1,2 V</text:p>
          </table:table-cell>
          <table:table-cell/>
          <table:table-cell table:style-name="ce21"/>
          <table:table-cell table:style-name="ce12" office:value-type="float" office:value="1.21" calcext:value-type="float">
            <text:p>1,2 V</text:p>
          </table:table-cell>
          <table:table-cell/>
          <table:table-cell table:style-name="ce61" office:value-type="string" calcext:value-type="string">
            <text:p>41 / RIREF (kΩ)</text:p>
          </table:table-cell>
          <table:table-cell table:style-name="ce11" office:value-type="string" calcext:value-type="string">
            <text:p>=</text:p>
          </table:table-cell>
          <table:table-cell table:style-name="ce62" office:value-type="string" calcext:value-type="string">
            <text:p>IOLCMax (mA) / VIREF (V)</text:p>
          </table:table-cell>
          <table:table-cell office:value-type="string" calcext:value-type="string">
            <text:p>|* VIREF (V)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21"/>
          <table:table-cell table:style-name="ce35" office:value-type="float" office:value="20" calcext:value-type="float">
            <text:p>20 mA</text:p>
          </table:table-cell>
          <table:table-cell table:style-name="ce40" table:formula="of:=([TLC5971.B7]/[TLC5971.D8])*41" office:value-type="float" office:value="2.4805" calcext:value-type="float">
            <text:p>2,48 kΩ</text:p>
          </table:table-cell>
          <table:table-cell table:style-name="ce21"/>
          <table:table-cell table:style-name="ce35" office:value-type="float" office:value="40" calcext:value-type="float">
            <text:p>40 mA</text:p>
          </table:table-cell>
          <table:table-cell table:style-name="ce40" table:formula="of:=([TLC5971.G7]/[TLC5971.G8])*41" office:value-type="float" office:value="1.24025" calcext:value-type="float">
            <text:p>1,24 kΩ</text:p>
          </table:table-cell>
          <table:table-cell table:style-name="ce21"/>
          <table:table-cell table:style-name="ce35" office:value-type="float" office:value="60" calcext:value-type="float">
            <text:p>60 mA</text:p>
          </table:table-cell>
          <table:table-cell table:style-name="ce40" table:formula="of:=([TLC5971.J7]/[TLC5971.J8])*41" office:value-type="float" office:value="0.826833333333333" calcext:value-type="float">
            <text:p>0,83 kΩ</text:p>
          </table:table-cell>
          <table:table-cell table:style-name="ce61" office:value-type="string" calcext:value-type="string">
            <text:p>(41 / RIREF (kΩ)) * VIREF (V)</text:p>
          </table:table-cell>
          <table:table-cell table:style-name="ce11" office:value-type="string" calcext:value-type="string">
            <text:p>=</text:p>
          </table:table-cell>
          <table:table-cell table:style-name="ce62" office:value-type="string" calcext:value-type="string">
            <text:p>IOLCMax (mA)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"/>
          <table:table-cell table:style-name="ce36"/>
          <table:table-cell/>
          <table:table-cell table:style-name="ce21"/>
          <table:table-cell table:style-name="ce36"/>
          <table:table-cell/>
          <table:table-cell table:style-name="ce21"/>
          <table:table-cell table:style-name="ce36"/>
          <table:table-cell table:number-columns-repeated="1014"/>
        </table:table-row>
        <table:table-row table:style-name="ro2">
          <table:table-cell table:style-name="ce4" office:value-type="string" calcext:value-type="string">
            <text:p>values</text:p>
          </table:table-cell>
          <table:table-cell table:style-name="ce13" office:value-type="float" office:value="5" calcext:value-type="float">
            <text:p>5,00 %</text:p>
          </table:table-cell>
          <table:table-cell table:style-name="ce22" table:formula="of:=([.E10]*1000)*[.$B10]/100" office:value-type="float" office:value="120" calcext:value-type="float">
            <text:p>120,00 Ω</text:p>
          </table:table-cell>
          <table:table-cell table:style-name="ce37" table:formula="of:=(41/[.E10])*[.$B$7]" office:value-type="float" office:value="20.6708333333333" calcext:value-type="float">
            <text:p>20,67 mA</text:p>
          </table:table-cell>
          <table:table-cell table:style-name="ce41" office:value-type="float" office:value="2.4" calcext:value-type="float">
            <text:p>2,400 kΩ</text:p>
          </table:table-cell>
          <table:table-cell table:style-name="ce22" table:formula="of:=([.H10]*1000)*[.$B10]/100" office:value-type="float" office:value="62" calcext:value-type="float">
            <text:p>62,00 Ω</text:p>
          </table:table-cell>
          <table:table-cell table:style-name="ce37" table:formula="of:=(41/[.H10])*[.$B$7]" office:value-type="float" office:value="40.008064516129" calcext:value-type="float">
            <text:p>40,01 mA</text:p>
          </table:table-cell>
          <table:table-cell table:style-name="ce41" office:value-type="float" office:value="1.24" calcext:value-type="float">
            <text:p>1,240 kΩ</text:p>
          </table:table-cell>
          <table:table-cell table:style-name="ce22" table:formula="of:=([.K10]*1000)*[.$B10]/100" office:value-type="float" office:value="45.5" calcext:value-type="float">
            <text:p>45,50 Ω</text:p>
          </table:table-cell>
          <table:table-cell table:style-name="ce37" table:formula="of:=(41/[.K10])*[.$B$7]" office:value-type="float" office:value="54.5164835164835" calcext:value-type="float">
            <text:p>54,52 mA</text:p>
          </table:table-cell>
          <table:table-cell table:style-name="ce41" office:value-type="float" office:value="0.91" calcext:value-type="float">
            <text:p>0,910 kΩ</text:p>
          </table:table-cell>
          <table:table-cell table:style-name="ce61" office:value-type="string" calcext:value-type="string">
            <text:p>RIREF (kΩ)</text:p>
          </table:table-cell>
          <table:table-cell table:style-name="ce11" office:value-type="string" calcext:value-type="string">
            <text:p>=</text:p>
          </table:table-cell>
          <table:table-cell table:style-name="ce62" office:value-type="string" calcext:value-type="string">
            <text:p><text:s/>( VIREF (V) / IOLCMax (mA) ) * 41</text:p>
          </table:table-cell>
          <table:table-cell office:value-type="string" calcext:value-type="string">
            <text:p>| / 41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min</text:p>
          </table:table-cell>
          <table:table-cell/>
          <table:table-cell table:style-name="ce21"/>
          <table:table-cell table:style-name="ce38" table:formula="of:=(41/[.E11])*[.$B$7]" office:value-type="float" office:value="19.6865079365079" calcext:value-type="float">
            <text:p>19,69 mA</text:p>
          </table:table-cell>
          <table:table-cell table:style-name="_30__2c_000_22__20_kΩ_22_" table:formula="of:=(([.E10]*1000)+[.C10])/1000" office:value-type="float" office:value="2.52" calcext:value-type="float">
            <text:p>2,520 kΩ</text:p>
          </table:table-cell>
          <table:table-cell table:style-name="ce21"/>
          <table:table-cell table:style-name="ce38" table:formula="of:=(41/[.H11])*[.$B$7]" office:value-type="float" office:value="38.1029185867895" calcext:value-type="float">
            <text:p>38,10 mA</text:p>
          </table:table-cell>
          <table:table-cell table:style-name="_30__2c_000_22__20_kΩ_22_" table:formula="of:=(([.H10]*1000)+[.F10])/1000" office:value-type="float" office:value="1.302" calcext:value-type="float">
            <text:p>1,302 kΩ</text:p>
          </table:table-cell>
          <table:table-cell table:style-name="ce21"/>
          <table:table-cell table:style-name="ce38" table:formula="of:=(41/[.K11])*[.$B$7]" office:value-type="float" office:value="51.9204604918891" calcext:value-type="float">
            <text:p>51,92 mA</text:p>
          </table:table-cell>
          <table:table-cell table:style-name="_30__2c_000_22__20_kΩ_22_" table:formula="of:=(([.K10]*1000)+[.I10])/1000" office:value-type="float" office:value="0.9555" calcext:value-type="float">
            <text:p>0,956 kΩ</text:p>
          </table:table-cell>
          <table:table-cell table:style-name="ce61" office:value-type="string" calcext:value-type="string">
            <text:p>RIREF (kΩ) /41</text:p>
          </table:table-cell>
          <table:table-cell table:style-name="ce11" office:value-type="string" calcext:value-type="string">
            <text:p>=</text:p>
          </table:table-cell>
          <table:table-cell table:style-name="ce62" office:value-type="string" calcext:value-type="string">
            <text:p>VIREF (V) / IOLCMax (mA)</text:p>
          </table:table-cell>
          <table:table-cell office:value-type="string" calcext:value-type="string">
            <text:p>| * IOLCMax (mA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ce21"/>
          <table:table-cell table:style-name="ce38" table:formula="of:=(41/[.E12])*[.$B$7]" office:value-type="float" office:value="21.7587719298246" calcext:value-type="float">
            <text:p>21,76 mA</text:p>
          </table:table-cell>
          <table:table-cell table:style-name="_30__2c_000_22__20_kΩ_22_" table:formula="of:=(([.E10]*1000)-[.C10])/1000" office:value-type="float" office:value="2.28" calcext:value-type="float">
            <text:p>2,280 kΩ</text:p>
          </table:table-cell>
          <table:table-cell table:style-name="ce21"/>
          <table:table-cell table:style-name="ce38" table:formula="of:=(41/[.H12])*[.$B$7]" office:value-type="float" office:value="42.1137521222411" calcext:value-type="float">
            <text:p>42,11 mA</text:p>
          </table:table-cell>
          <table:table-cell table:style-name="_30__2c_000_22__20_kΩ_22_" table:formula="of:=(([.H10]*1000)-[.F10])/1000" office:value-type="float" office:value="1.178" calcext:value-type="float">
            <text:p>1,178 kΩ</text:p>
          </table:table-cell>
          <table:table-cell table:style-name="ce21"/>
          <table:table-cell table:style-name="ce38" table:formula="of:=(41/[.K12])*[.$B$7]" office:value-type="float" office:value="57.3857721226142" calcext:value-type="float">
            <text:p>57,39 mA</text:p>
          </table:table-cell>
          <table:table-cell table:style-name="_30__2c_000_22__20_kΩ_22_" table:formula="of:=(([.K10]*1000)-[.I10])/1000" office:value-type="float" office:value="0.8645" calcext:value-type="float">
            <text:p>0,865 kΩ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values</text:p>
          </table:table-cell>
          <table:table-cell table:style-name="ce13" office:value-type="float" office:value="1" calcext:value-type="float">
            <text:p>1,00 %</text:p>
          </table:table-cell>
          <table:table-cell table:style-name="ce22" table:formula="of:=([.E13]*1000)*[.$B13]/100" office:value-type="float" office:value="24" calcext:value-type="float">
            <text:p>24,00 Ω</text:p>
          </table:table-cell>
          <table:table-cell table:style-name="ce37" table:formula="of:=(41/[.E13])*[.$B$7]" office:value-type="float" office:value="20.6708333333333" calcext:value-type="float">
            <text:p>20,67 mA</text:p>
          </table:table-cell>
          <table:table-cell table:style-name="ce41" table:formula="of:=[.E10]" office:value-type="float" office:value="2.4" calcext:value-type="float">
            <text:p>2,400 kΩ</text:p>
          </table:table-cell>
          <table:table-cell table:style-name="ce22" table:formula="of:=([.H13]*1000)*[.$B13]/100" office:value-type="float" office:value="12.4" calcext:value-type="float">
            <text:p>12,40 Ω</text:p>
          </table:table-cell>
          <table:table-cell table:style-name="ce37" table:formula="of:=(41/[.H13])*[.$B$7]" office:value-type="float" office:value="40.008064516129" calcext:value-type="float">
            <text:p>40,01 mA</text:p>
          </table:table-cell>
          <table:table-cell table:style-name="ce41" table:formula="of:=[.H10]" office:value-type="float" office:value="1.24" calcext:value-type="float">
            <text:p>1,240 kΩ</text:p>
          </table:table-cell>
          <table:table-cell table:style-name="ce22" table:formula="of:=([.K13]*1000)*[.$B13]/100" office:value-type="float" office:value="9.1" calcext:value-type="float">
            <text:p>9,10 Ω</text:p>
          </table:table-cell>
          <table:table-cell table:style-name="ce37" table:formula="of:=(41/[.K13])*[.$B$7]" office:value-type="float" office:value="54.5164835164835" calcext:value-type="float">
            <text:p>54,52 mA</text:p>
          </table:table-cell>
          <table:table-cell table:style-name="ce41" table:formula="of:=[.K10]" office:value-type="float" office:value="0.91" calcext:value-type="float">
            <text:p>0,910 kΩ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</text:p>
          </table:table-cell>
          <table:table-cell/>
          <table:table-cell table:style-name="ce21"/>
          <table:table-cell table:style-name="ce38" table:formula="of:=(41/[.E14])*[.$B$7]" office:value-type="float" office:value="20.4661716171617" calcext:value-type="float">
            <text:p>20,47 mA</text:p>
          </table:table-cell>
          <table:table-cell table:style-name="_30__2c_000_22__20_kΩ_22_" table:formula="of:=(([.E13]*1000)+[.C13])/1000" office:value-type="float" office:value="2.424" calcext:value-type="float">
            <text:p>2,424 kΩ</text:p>
          </table:table-cell>
          <table:table-cell table:style-name="ce21"/>
          <table:table-cell table:style-name="ce38" table:formula="of:=(41/[.H14])*[.$B$7]" office:value-type="float" office:value="39.6119450654743" calcext:value-type="float">
            <text:p>39,61 mA</text:p>
          </table:table-cell>
          <table:table-cell table:style-name="_30__2c_000_22__20_kΩ_22_" table:formula="of:=(([.H13]*1000)+[.F13])/1000" office:value-type="float" office:value="1.2524" calcext:value-type="float">
            <text:p>1,252 kΩ</text:p>
          </table:table-cell>
          <table:table-cell table:style-name="ce21"/>
          <table:table-cell table:style-name="ce38" table:formula="of:=(41/[.K14])*[.$B$7]" office:value-type="float" office:value="53.976716352954" calcext:value-type="float">
            <text:p>53,98 mA</text:p>
          </table:table-cell>
          <table:table-cell table:style-name="_30__2c_000_22__20_kΩ_22_" table:formula="of:=(([.K13]*1000)+[.I13])/1000" office:value-type="float" office:value="0.9191" calcext:value-type="float">
            <text:p>0,919 kΩ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ce21"/>
          <table:table-cell table:style-name="ce38" table:formula="of:=(41/[.E15])*[.$B$7]" office:value-type="float" office:value="20.8796296296296" calcext:value-type="float">
            <text:p>20,88 mA</text:p>
          </table:table-cell>
          <table:table-cell table:style-name="_30__2c_000_22__20_kΩ_22_" table:formula="of:=(([.E13]*1000)-[.C13])/1000" office:value-type="float" office:value="2.376" calcext:value-type="float">
            <text:p>2,376 kΩ</text:p>
          </table:table-cell>
          <table:table-cell table:style-name="ce21"/>
          <table:table-cell table:style-name="ce38" table:formula="of:=(41/[.H15])*[.$B$7]" office:value-type="float" office:value="40.4121863799283" calcext:value-type="float">
            <text:p>40,41 mA</text:p>
          </table:table-cell>
          <table:table-cell table:style-name="_30__2c_000_22__20_kΩ_22_" table:formula="of:=(([.H13]*1000)-[.F13])/1000" office:value-type="float" office:value="1.2276" calcext:value-type="float">
            <text:p>1,228 kΩ</text:p>
          </table:table-cell>
          <table:table-cell table:style-name="ce21"/>
          <table:table-cell table:style-name="ce38" table:formula="of:=(41/[.K15])*[.$B$7]" office:value-type="float" office:value="55.0671550671551" calcext:value-type="float">
            <text:p>55,07 mA</text:p>
          </table:table-cell>
          <table:table-cell table:style-name="_30__2c_000_22__20_kΩ_22_" table:formula="of:=(([.K13]*1000)-[.I13])/1000" office:value-type="float" office:value="0.9009" calcext:value-type="float">
            <text:p>0,901 kΩ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values</text:p>
          </table:table-cell>
          <table:table-cell table:style-name="ce13" office:value-type="float" office:value="0.1" calcext:value-type="float">
            <text:p>0,10 %</text:p>
          </table:table-cell>
          <table:table-cell table:style-name="ce22" table:formula="of:=([.E16]*1000)*[.$B16]/100" office:value-type="float" office:value="2.4" calcext:value-type="float">
            <text:p>2,40 Ω</text:p>
          </table:table-cell>
          <table:table-cell table:style-name="ce37" table:formula="of:=(41/[.E16])*[.$B$7]" office:value-type="float" office:value="20.6708333333333" calcext:value-type="float">
            <text:p>20,67 mA</text:p>
          </table:table-cell>
          <table:table-cell table:style-name="ce41" table:formula="of:=[.E10]" office:value-type="float" office:value="2.4" calcext:value-type="float">
            <text:p>2,400 kΩ</text:p>
          </table:table-cell>
          <table:table-cell table:style-name="ce22" table:formula="of:=([.H16]*1000)*[.$B16]/100" office:value-type="float" office:value="1.24" calcext:value-type="float">
            <text:p>1,24 Ω</text:p>
          </table:table-cell>
          <table:table-cell table:style-name="ce37" table:formula="of:=(41/[.H16])*[.$B$7]" office:value-type="float" office:value="40.008064516129" calcext:value-type="float">
            <text:p>40,01 mA</text:p>
          </table:table-cell>
          <table:table-cell table:style-name="ce41" table:formula="of:=[.H10]" office:value-type="float" office:value="1.24" calcext:value-type="float">
            <text:p>1,240 kΩ</text:p>
          </table:table-cell>
          <table:table-cell table:style-name="ce22" table:formula="of:=([.K16]*1000)*[.$B16]/100" office:value-type="float" office:value="0.91" calcext:value-type="float">
            <text:p>0,91 Ω</text:p>
          </table:table-cell>
          <table:table-cell table:style-name="ce37" table:formula="of:=(41/[.K16])*[.$B$7]" office:value-type="float" office:value="54.5164835164835" calcext:value-type="float">
            <text:p>54,52 mA</text:p>
          </table:table-cell>
          <table:table-cell table:style-name="ce41" table:formula="of:=[.K10]" office:value-type="float" office:value="0.91" calcext:value-type="float">
            <text:p>0,910 kΩ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in</text:p>
          </table:table-cell>
          <table:table-cell/>
          <table:table-cell table:style-name="ce21"/>
          <table:table-cell table:style-name="ce38" table:formula="of:=(41/[.E17])*[.$B$7]" office:value-type="float" office:value="20.6501831501831" calcext:value-type="float">
            <text:p>20,65 mA</text:p>
          </table:table-cell>
          <table:table-cell table:style-name="_30__2c_000_22__20_kΩ_22_" table:formula="of:=(([.E16]*1000)+[.C16])/1000" office:value-type="float" office:value="2.4024" calcext:value-type="float">
            <text:p>2,402 kΩ</text:p>
          </table:table-cell>
          <table:table-cell table:style-name="ce21"/>
          <table:table-cell table:style-name="ce38" table:formula="of:=(41/[.H17])*[.$B$7]" office:value-type="float" office:value="39.9680964197093" calcext:value-type="float">
            <text:p>39,97 mA</text:p>
          </table:table-cell>
          <table:table-cell table:style-name="_30__2c_000_22__20_kΩ_22_" table:formula="of:=(([.H16]*1000)+[.F16])/1000" office:value-type="float" office:value="1.24124" calcext:value-type="float">
            <text:p>1,241 kΩ</text:p>
          </table:table-cell>
          <table:table-cell table:style-name="ce21"/>
          <table:table-cell table:style-name="ce38" table:formula="of:=(41/[.K17])*[.$B$7]" office:value-type="float" office:value="54.4620214949885" calcext:value-type="float">
            <text:p>54,46 mA</text:p>
          </table:table-cell>
          <table:table-cell table:style-name="_30__2c_000_22__20_kΩ_22_" table:formula="of:=(([.K16]*1000)+[.I16])/1000" office:value-type="float" office:value="0.91091" calcext:value-type="float">
            <text:p>0,911 kΩ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ce21"/>
          <table:table-cell table:style-name="ce38" table:formula="of:=(41/[.E18])*[.$B$7]" office:value-type="float" office:value="20.6915248581915" calcext:value-type="float">
            <text:p>20,69 mA</text:p>
          </table:table-cell>
          <table:table-cell table:style-name="_30__2c_000_22__20_kΩ_22_" table:formula="of:=(([.E16]*1000)-[.C16])/1000" office:value-type="float" office:value="2.3976" calcext:value-type="float">
            <text:p>2,398 kΩ</text:p>
          </table:table-cell>
          <table:table-cell table:style-name="ce21"/>
          <table:table-cell table:style-name="ce38" table:formula="of:=(41/[.H18])*[.$B$7]" office:value-type="float" office:value="40.0481126287578" calcext:value-type="float">
            <text:p>40,05 mA</text:p>
          </table:table-cell>
          <table:table-cell table:style-name="_30__2c_000_22__20_kΩ_22_" table:formula="of:=(([.H16]*1000)-[.F16])/1000" office:value-type="float" office:value="1.23876" calcext:value-type="float">
            <text:p>1,239 kΩ</text:p>
          </table:table-cell>
          <table:table-cell table:style-name="ce21"/>
          <table:table-cell table:style-name="ce38" table:formula="of:=(41/[.K18])*[.$B$7]" office:value-type="float" office:value="54.5710545710546" calcext:value-type="float">
            <text:p>54,57 mA</text:p>
          </table:table-cell>
          <table:table-cell table:style-name="_30__2c_000_22__20_kΩ_22_" table:formula="of:=(([.K16]*1000)-[.I16])/1000" office:value-type="float" office:value="0.90909" calcext:value-type="float">
            <text:p>0,909 kΩ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number-columns-repeated="1017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Power <text:span text:style-name="T1">Dissipation</text:span></text:p>
          </table:table-cell>
          <table:table-cell/>
          <table:table-cell office:value-type="string" calcext:value-type="string" table:number-columns-spanned="9" table:number-rows-spanned="1">
            <text:p>http://e2e.ti.com/support/power_management/led_driver/f/192/t/253495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ED Colo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number-columns-repeated="2" table:style-name="ce42" office:value-type="string" calcext:value-type="string">
            <text:p>White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 table:number-columns-spanned="7" table:number-rows-spanned="1">
            <text:p>PD = (VCC * ICC) +  (VOUT * IOLCMax * N * (BCn/127) * dPWM) </text:p>
          </table:table-cell>
          <table:covered-table-cell table:number-columns-repeated="4"/>
          <table:covered-table-cell table:number-columns-repeated="2" table:style-name="ce42"/>
          <table:table-cell/>
          <table:table-cell table:style-name="ce59" office:value-type="string" calcext:value-type="string">
            <text:p>Where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D</text:p>
          </table:table-cell>
          <table:table-cell table:style-name="mW"/>
          <table:table-cell table:style-name="ce24" table:formula="of:=[TLC5971.$B$25]+[TLC5971.C26]+[TLC5971.D26]+[TLC5971.E26]" office:value-type="float" office:value="560.6" calcext:value-type="float" table:number-columns-spanned="3" table:number-rows-spanned="1">
            <text:p>561 mW</text:p>
          </table:table-cell>
          <table:covered-table-cell table:number-columns-repeated="2" table:style-name="ce39"/>
          <table:table-cell table:style-name="ce43" table:formula="of:=[TLC5971.$B$25]+[TLC5971.F26]" office:value-type="float" office:value="207" calcext:value-type="float">
            <text:p>207 mW</text:p>
          </table:table-cell>
          <table:table-cell table:style-name="ce43" table:formula="of:=[TLC5971.$B$25]+[TLC5971.G26]" office:value-type="float" office:value="274.2" calcext:value-type="float">
            <text:p>274 mW</text:p>
          </table:table-cell>
          <table:table-cell/>
          <table:table-cell table:style-name="ce60" office:value-type="string" calcext:value-type="string">
            <text:p>· PD = device power dissipation</text:p>
          </table:table-cell>
          <table:table-cell table:number-columns-repeated="2"/>
          <table:table-cell table:style-name="ce14"/>
          <table:table-cell table:style-name="ce23"/>
          <table:table-cell table:style-name="ce61" office:value-type="string" calcext:value-type="string">
            <text:p>R1</text:p>
          </table:table-cell>
          <table:table-cell table:style-name="kΩ" office:value-type="float" office:value="4.7" calcext:value-type="float">
            <text:p>4,70 kΩ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D device</text:p>
          </table:table-cell>
          <table:table-cell table:style-name="mW" table:formula="of:=[TLC5971.B27]*[TLC5971.B28]" office:value-type="float" office:value="72.6" calcext:value-type="float">
            <text:p>73 mW</text:p>
          </table:table-cell>
          <table:table-cell table:style-name="mW" table:number-columns-repeated="3"/>
          <table:table-cell table:style-name="ce44" table:number-columns-repeated="2"/>
          <table:table-cell table:style-name="mW"/>
          <table:table-cell table:style-name="ce60"/>
          <table:table-cell table:number-columns-repeated="2"/>
          <table:table-cell table:style-name="ce14" table:number-columns-repeated="2"/>
          <table:table-cell table:style-name="ce61" office:value-type="string" calcext:value-type="string">
            <text:p>R2</text:p>
          </table:table-cell>
          <table:table-cell table:style-name="kΩ" office:value-type="float" office:value="4.7" calcext:value-type="float">
            <text:p>4,70 kΩ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D LEDOut</text:p>
          </table:table-cell>
          <table:table-cell table:style-name="ce15" table:formula="of:=[TLC5971.B29]*[TLC5971.B30]*[TLC5971.B31]*([TLC5971.B32]/127)*[TLC5971.B33]" office:value-type="float" office:value="432" calcext:value-type="float">
            <text:p>432 mW</text:p>
          </table:table-cell>
          <table:table-cell table:style-name="mW" table:formula="of:=[TLC5971.C$30]*[TLC5971.C$31]*[TLC5971.C29]" office:value-type="float" office:value="79.9999999999999" calcext:value-type="float">
            <text:p>80 mW</text:p>
          </table:table-cell>
          <table:table-cell table:style-name="mW" table:formula="of:=[TLC5971.D$30]*[TLC5971.D$31]*[TLC5971.D29]" office:value-type="float" office:value="192" calcext:value-type="float">
            <text:p>192 mW</text:p>
          </table:table-cell>
          <table:table-cell table:style-name="mW" table:formula="of:=[TLC5971.E$30]*[TLC5971.E$31]*[TLC5971.E29]" office:value-type="float" office:value="216" calcext:value-type="float">
            <text:p>216 mW</text:p>
          </table:table-cell>
          <table:table-cell table:style-name="ce44" table:formula="of:=[TLC5971.F$30]*[TLC5971.F$31]*[TLC5971.F29]" office:value-type="float" office:value="134.4" calcext:value-type="float">
            <text:p>134 mW</text:p>
          </table:table-cell>
          <table:table-cell table:style-name="ce44" table:formula="of:=[TLC5971.G$30]*[TLC5971.G$31]*[TLC5971.G29]" office:value-type="float" office:value="201.6" calcext:value-type="float">
            <text:p>202 mW</text:p>
          </table:table-cell>
          <table:table-cell table:style-name="mW"/>
          <table:table-cell table:style-name="ce60"/>
          <table:table-cell table:number-columns-repeated="2"/>
          <table:table-cell table:style-name="ce14" table:number-columns-repeated="2"/>
          <table:table-cell table:style-name="ce61" office:value-type="string" calcext:value-type="string">
            <text:p>Rgesamt</text:p>
          </table:table-cell>
          <table:table-cell table:style-name="kΩ" table:formula="of:=1/((1/[TLC5971.O24])+(1/[TLC5971.O25]))" office:value-type="float" office:value="2.35" calcext:value-type="float">
            <text:p>2,35 kΩ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CC</text:p>
          </table:table-cell>
          <table:table-cell table:style-name="V" office:value-type="float" office:value="3.3" calcext:value-type="float">
            <text:p>3,3 V</text:p>
          </table:table-cell>
          <table:table-cell table:number-columns-repeated="3"/>
          <table:table-cell table:style-name="ce42" table:number-columns-repeated="2"/>
          <table:table-cell/>
          <table:table-cell table:style-name="ce60" office:value-type="string" calcext:value-type="string">
            <text:p>· VCC = device supply voltage</text:p>
          </table:table-cell>
          <table:table-cell table:number-columns-repeated="2"/>
          <table:table-cell table:style-name="ce14" table:number-columns-repeated="2"/>
          <table:table-cell table:style-name="ce61"/>
          <table:table-cell table:number-columns-repeated="1010"/>
        </table:table-row>
        <table:table-row table:style-name="ro2">
          <table:table-cell office:value-type="string" calcext:value-type="string">
            <text:p>ICC</text:p>
          </table:table-cell>
          <table:table-cell table:style-name="mA" office:value-type="float" office:value="22" calcext:value-type="float">
            <text:p>22 mA</text:p>
          </table:table-cell>
          <table:table-cell table:number-columns-repeated="3"/>
          <table:table-cell table:style-name="ce42" table:number-columns-repeated="2"/>
          <table:table-cell/>
          <table:table-cell table:style-name="ce60" office:value-type="string" calcext:value-type="string">
            <text:p>· ICC = device supply current</text:p>
          </table:table-cell>
          <table:table-cell table:number-columns-repeated="2"/>
          <table:table-cell table:style-name="ce14" table:number-columns-repeated="2"/>
          <table:table-cell table:style-name="ce61"/>
          <table:table-cell table:number-columns-repeated="1010"/>
        </table:table-row>
        <table:table-row table:style-name="ro2">
          <table:table-cell office:value-type="string" calcext:value-type="string">
            <text:p>VOUT</text:p>
          </table:table-cell>
          <table:table-cell table:style-name="ce16" table:formula="of:=[TLC5971.B35]" office:value-type="float" office:value="5.4" calcext:value-type="float">
            <text:p>5,4 V</text:p>
          </table:table-cell>
          <table:table-cell table:style-name="_30__2c_00_20_V" table:formula="of:=[TLC5971.C35]" office:value-type="float" office:value="0.999999999999999" calcext:value-type="float">
            <text:p>1,00 V</text:p>
          </table:table-cell>
          <table:table-cell table:style-name="_30__2c_00_20_V" table:formula="of:=[TLC5971.D35]" office:value-type="float" office:value="2.4" calcext:value-type="float">
            <text:p>2,40 V</text:p>
          </table:table-cell>
          <table:table-cell table:style-name="_30__2c_00_20_V" table:formula="of:=[TLC5971.E35]" office:value-type="float" office:value="2.7" calcext:value-type="float">
            <text:p>2,70 V</text:p>
          </table:table-cell>
          <table:table-cell table:style-name="ce45" table:formula="of:=[TLC5971.F35]" office:value-type="float" office:value="0.84" calcext:value-type="float">
            <text:p>0,84 V</text:p>
          </table:table-cell>
          <table:table-cell table:style-name="ce45" table:formula="of:=[TLC5971.G35]" office:value-type="float" office:value="0.840000000000001" calcext:value-type="float">
            <text:p>0,84 V</text:p>
          </table:table-cell>
          <table:table-cell table:style-name="V"/>
          <table:table-cell table:style-name="ce60" office:value-type="string" calcext:value-type="string">
            <text:p>· VOUT = OUTn voltage when driving LED current</text:p>
          </table:table-cell>
          <table:table-cell table:number-columns-repeated="2"/>
          <table:table-cell table:style-name="ce14" table:number-columns-repeated="2"/>
          <table:table-cell table:style-name="ce61" office:value-type="string" calcext:value-type="string">
            <text:p>R1</text:p>
          </table:table-cell>
          <table:table-cell table:style-name="_30__2c_000_22__20_kΩ_22_" office:value-type="float" office:value="1.62" calcext:value-type="float">
            <text:p>1,620 kΩ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OLCMax</text:p>
          </table:table-cell>
          <table:table-cell table:style-name="ce17" office:value-type="float" office:value="20" calcext:value-type="float">
            <text:p>20 mA</text:p>
          </table:table-cell>
          <table:table-cell table:style-name="ce25" table:formula="of:=[TLC5971.B30]" office:value-type="float" office:value="20" calcext:value-type="float">
            <text:p>20 mA</text:p>
          </table:table-cell>
          <table:table-cell table:style-name="ce25" table:formula="of:=[TLC5971.C30]" office:value-type="float" office:value="20" calcext:value-type="float">
            <text:p>20 mA</text:p>
          </table:table-cell>
          <table:table-cell table:style-name="ce25" table:formula="of:=[TLC5971.D30]" office:value-type="float" office:value="20" calcext:value-type="float">
            <text:p>20 mA</text:p>
          </table:table-cell>
          <table:table-cell table:style-name="ce46" office:value-type="float" office:value="40" calcext:value-type="float">
            <text:p>40 mA</text:p>
          </table:table-cell>
          <table:table-cell table:style-name="ce46" office:value-type="float" office:value="60" calcext:value-type="float">
            <text:p>60 mA</text:p>
          </table:table-cell>
          <table:table-cell/>
          <table:table-cell table:style-name="ce60" office:value-type="string" calcext:value-type="string">
            <text:p>· IOLCMax = LED current adjusted by RIREF resistor</text:p>
          </table:table-cell>
          <table:table-cell table:number-columns-repeated="2"/>
          <table:table-cell table:style-name="ce14" table:number-columns-repeated="2"/>
          <table:table-cell table:style-name="ce61" office:value-type="string" calcext:value-type="string">
            <text:p>R2</text:p>
          </table:table-cell>
          <table:table-cell table:style-name="_30__2c_000_22__20_kΩ_22_" office:value-type="float" office:value="1.78" calcext:value-type="float">
            <text:p>1,780 kΩ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UTn Ch N</text:p>
          </table:table-cell>
          <table:table-cell table:style-name="valuesWithUnit" office:value-type="float" office:value="4" calcext:value-type="float">
            <text:p>4</text:p>
          </table:table-cell>
          <table:table-cell table:formula="of:=[TLC5971.$B$31]" office:value-type="float" office:value="4" calcext:value-type="float">
            <text:p>4</text:p>
          </table:table-cell>
          <table:table-cell table:formula="of:=[TLC5971.$B$31]" office:value-type="float" office:value="4" calcext:value-type="float">
            <text:p>4</text:p>
          </table:table-cell>
          <table:table-cell table:formula="of:=[TLC5971.$B$31]" office:value-type="float" office:value="4" calcext:value-type="float">
            <text:p>4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· N = number of OUTn driving LED at the same time</text:p>
          </table:table-cell>
          <table:table-cell table:number-columns-repeated="2"/>
          <table:table-cell table:style-name="ce14" table:number-columns-repeated="2"/>
          <table:table-cell table:style-name="ce61" office:value-type="string" calcext:value-type="string">
            <text:p>Rgesamt</text:p>
          </table:table-cell>
          <table:table-cell table:style-name="_30__2c_000_22__20_kΩ_22_" table:formula="of:=1/((1/[TLC5971.O29])+(1/[TLC5971.O30]))" office:value-type="float" office:value="0.848117647058823" calcext:value-type="float">
            <text:p>0,848 kΩ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cn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42" table:number-columns-repeated="2"/>
          <table:table-cell/>
          <table:table-cell table:style-name="ce60" office:value-type="string" calcext:value-type="string">
            <text:p>· BCn = BC value for OUTn</text:p>
          </table:table-cell>
          <table:table-cell table:number-columns-repeated="2"/>
          <table:table-cell table:style-name="ce14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dPW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2" table:number-columns-repeated="2"/>
          <table:table-cell/>
          <table:table-cell table:style-name="ce60" office:value-type="string" calcext:value-type="string">
            <text:p>· dPWM = duty cycle defined by GS PWM value </text:p>
          </table:table-cell>
          <table:table-cell table:number-columns-repeated="2"/>
          <table:table-cell table:style-name="ce14" table:number-columns-repeated="4"/>
          <table:table-cell table:number-columns-repeated="1009"/>
        </table:table-row>
        <table:table-row table:style-name="ro2">
          <table:table-cell table:style-name="ce7" office:value-type="string" calcext:value-type="string" table:number-columns-spanned="7" table:number-rows-spanned="1">
            <text:p>VOUT = VLED - (Vf * N) </text:p>
          </table:table-cell>
          <table:covered-table-cell table:number-columns-repeated="4" table:style-name="ce9"/>
          <table:covered-table-cell table:number-columns-repeated="2" table:style-name="ce47"/>
          <table:table-cell table:number-columns-repeated="4"/>
          <table:table-cell table:style-name="ce14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VOUT</text:p>
          </table:table-cell>
          <table:table-cell table:style-name="ce18" table:formula="of:=[TLC5971.$B$36]-([TLC5971.B37]*[TLC5971.$B$38])" office:value-type="float" office:value="5.4" calcext:value-type="float">
            <text:p>5,4</text:p>
          </table:table-cell>
          <table:table-cell table:style-name="_30__2c_00_20_V" table:formula="of:=[TLC5971.C39]-[TLC5971.C40]" office:value-type="float" office:value="0.999999999999999" calcext:value-type="float">
            <text:p>1,00 V</text:p>
          </table:table-cell>
          <table:table-cell table:style-name="_30__2c_00_20_V" table:formula="of:=[TLC5971.D39]-[TLC5971.D40]" office:value-type="float" office:value="2.4" calcext:value-type="float">
            <text:p>2,40 V</text:p>
          </table:table-cell>
          <table:table-cell table:style-name="_30__2c_00_20_V" table:formula="of:=[TLC5971.E39]-[TLC5971.E40]" office:value-type="float" office:value="2.7" calcext:value-type="float">
            <text:p>2,70 V</text:p>
          </table:table-cell>
          <table:table-cell table:style-name="ce45" table:formula="of:=[TLC5971.F39]-[TLC5971.F40]" office:value-type="float" office:value="0.84" calcext:value-type="float">
            <text:p>0,84 V</text:p>
          </table:table-cell>
          <table:table-cell table:style-name="ce45" table:formula="of:=[TLC5971.G39]-[TLC5971.G40]" office:value-type="float" office:value="0.840000000000001" calcext:value-type="float">
            <text:p>0,84 V</text:p>
          </table:table-cell>
          <table:table-cell table:style-name="V"/>
          <table:table-cell office:value-type="string" calcext:value-type="string">
            <text:p>rest voltage that driver has to handle</text:p>
          </table:table-cell>
          <table:table-cell table:number-columns-repeated="2"/>
          <table:table-cell table:style-name="ce14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VLED</text:p>
          </table:table-cell>
          <table:table-cell table:style-name="ce19" office:value-type="float" office:value="12" calcext:value-type="float">
            <text:p>12,0 V</text:p>
          </table:table-cell>
          <table:table-cell table:style-name="V" table:formula="of:=[TLC5971.$B$36]" office:value-type="float" office:value="12" calcext:value-type="float">
            <text:p>12,0 V</text:p>
          </table:table-cell>
          <table:table-cell table:style-name="V" table:formula="of:=[TLC5971.$B$36]" office:value-type="float" office:value="12" calcext:value-type="float">
            <text:p>12,0 V</text:p>
          </table:table-cell>
          <table:table-cell table:style-name="V" table:formula="of:=[TLC5971.$B$36]" office:value-type="float" office:value="12" calcext:value-type="float">
            <text:p>12,0 V</text:p>
          </table:table-cell>
          <table:table-cell table:style-name="ce48" table:formula="of:=[TLC5971.$B$36]" office:value-type="float" office:value="12" calcext:value-type="float">
            <text:p>12,0 V</text:p>
          </table:table-cell>
          <table:table-cell table:style-name="ce48" table:formula="of:=[TLC5971.$B$36]" office:value-type="float" office:value="12" calcext:value-type="float">
            <text:p>12,0 V</text:p>
          </table:table-cell>
          <table:table-cell table:style-name="V"/>
          <table:table-cell table:style-name="ce60" office:value-type="string" calcext:value-type="string">
            <text:p>VLED = Anode side voltage of LED lamp </text:p>
          </table:table-cell>
          <table:table-cell table:number-columns-repeated="2"/>
          <table:table-cell table:style-name="ce14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Vf</text:p>
          </table:table-cell>
          <table:table-cell table:style-name="ce18" office:value-type="float" office:value="2.2" calcext:value-type="float">
            <text:p>2,2</text:p>
          </table:table-cell>
          <table:table-cell table:style-name="_30__2c_00_20_V" office:value-type="float" office:value="2.2" calcext:value-type="float">
            <text:p>2,20 V</text:p>
          </table:table-cell>
          <table:table-cell table:style-name="_30__2c_00_20_V" office:value-type="float" office:value="3.2" calcext:value-type="float">
            <text:p>3,20 V</text:p>
          </table:table-cell>
          <table:table-cell table:style-name="_30__2c_00_20_V" office:value-type="float" office:value="3.1" calcext:value-type="float">
            <text:p>3,10 V</text:p>
          </table:table-cell>
          <table:table-cell table:style-name="ce45" office:value-type="float" office:value="2.88" calcext:value-type="float">
            <text:p>2,88 V</text:p>
          </table:table-cell>
          <table:table-cell table:style-name="ce45" table:formula="of:=[TLC5971.F37]" office:value-type="float" office:value="2.88" calcext:value-type="float">
            <text:p>2,88 V</text:p>
          </table:table-cell>
          <table:table-cell table:style-name="V"/>
          <table:table-cell table:style-name="ce60" office:value-type="string" calcext:value-type="string">
            <text:p>Vf = LED lamp forward voltage </text:p>
          </table:table-cell>
          <table:table-cell table:number-columns-repeated="2"/>
          <table:table-cell table:style-name="ce14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LEDs in Serie N</text:p>
          </table:table-cell>
          <table:table-cell office:value-type="float" office:value="3" calcext:value-type="float">
            <text:p>3</text:p>
          </table:table-cell>
          <table:table-cell table:formula="of:=[TLC5971.B38]" office:value-type="float" office:value="3" calcext:value-type="float">
            <text:p>3</text:p>
          </table:table-cell>
          <table:table-cell table:formula="of:=[TLC5971.C38]" office:value-type="float" office:value="3" calcext:value-type="float">
            <text:p>3</text:p>
          </table:table-cell>
          <table:table-cell table:formula="of:=[TLC5971.D38]" office:value-type="float" office:value="3" calcext:value-type="float">
            <text:p>3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N = the number of LED lamp connected in series </text:p>
          </table:table-cell>
          <table:table-cell table:number-columns-repeated="2"/>
          <table:table-cell table:style-name="ce14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VOUT RAW</text:p>
          </table:table-cell>
          <table:table-cell/>
          <table:table-cell table:style-name="_30__2c_00_20_V" table:formula="of:=[TLC5971.C$36]-([TLC5971.C38]*[TLC5971.C$37])" office:value-type="float" office:value="5.4" calcext:value-type="float">
            <text:p>5,40 V</text:p>
          </table:table-cell>
          <table:table-cell table:style-name="_30__2c_00_20_V" table:formula="of:=[TLC5971.D$36]-([TLC5971.D38]*[TLC5971.D$37])" office:value-type="float" office:value="2.4" calcext:value-type="float">
            <text:p>2,40 V</text:p>
          </table:table-cell>
          <table:table-cell table:style-name="_30__2c_00_20_V" table:formula="of:=[TLC5971.E$36]-([TLC5971.E38]*[TLC5971.E$37])" office:value-type="float" office:value="2.7" calcext:value-type="float">
            <text:p>2,70 V</text:p>
          </table:table-cell>
          <table:table-cell table:style-name="ce45" table:formula="of:=[TLC5971.F$36]-([TLC5971.F38]*[TLC5971.F$37])" office:value-type="float" office:value="6.24" calcext:value-type="float">
            <text:p>6,24 V</text:p>
          </table:table-cell>
          <table:table-cell table:style-name="ce45" table:formula="of:=[TLC5971.G$36]-([TLC5971.G38]*[TLC5971.G$37])" office:value-type="float" office:value="6.24" calcext:value-type="float">
            <text:p>6,24 V</text:p>
          </table:table-cell>
          <table:table-cell/>
          <table:table-cell table:style-name="ce60"/>
          <table:table-cell table:number-columns-repeated="1015"/>
        </table:table-row>
        <table:table-row table:style-name="ro2">
          <table:table-cell office:value-type="string" calcext:value-type="string">
            <text:p>Series Resistor</text:p>
          </table:table-cell>
          <table:table-cell/>
          <table:table-cell table:style-name="ce26" table:formula="of:=[.C53]*[.C42]" office:value-type="float" office:value="4.4" calcext:value-type="float">
            <text:p>4,40 V</text:p>
          </table:table-cell>
          <table:table-cell table:style-name="ce26" table:formula="of:=[.D53]*[.D42]" office:value-type="float" office:value="0" calcext:value-type="float">
            <text:p>0,00 V</text:p>
          </table:table-cell>
          <table:table-cell table:style-name="ce26" table:formula="of:=[.E53]*[.E42]" office:value-type="float" office:value="0" calcext:value-type="float">
            <text:p>0,00 V</text:p>
          </table:table-cell>
          <table:table-cell table:style-name="ce49" table:formula="of:=[.F53]*[.F42]" office:value-type="float" office:value="5.4" calcext:value-type="float">
            <text:p>5,40 V</text:p>
          </table:table-cell>
          <table:table-cell table:style-name="ce49" table:formula="of:=[.G53]*[.G42]" office:value-type="float" office:value="5.4" calcext:value-type="float">
            <text:p>5,40 V</text:p>
          </table:table-cell>
          <table:table-cell/>
          <table:table-cell office:value-type="string" calcext:value-type="string">
            <text:p>Extra Series Resistor Voltage drop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7" table:number-rows-spanned="1">
            <text:p>series resistance</text:p>
          </table:table-cell>
          <table:covered-table-cell table:number-columns-repeated="4" table:style-name="ce9"/>
          <table:covered-table-cell table:number-columns-repeated="2" table:style-name="ce47"/>
          <table:table-cell table:number-columns-repeated="1017"/>
        </table:table-row>
        <table:table-row table:style-name="ro2">
          <table:table-cell table:style-name="ce8" office:value-type="string" calcext:value-type="string">
            <text:p>Use extra Resistor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</text:p>
          </table:table-cell>
          <table:table-cell/>
          <table:table-cell table:style-name="mA" table:formula="of:=[TLC5971.C30]" office:value-type="float" office:value="20" calcext:value-type="float">
            <text:p>20 mA</text:p>
          </table:table-cell>
          <table:table-cell table:style-name="mA" table:formula="of:=[TLC5971.D30]" office:value-type="float" office:value="20" calcext:value-type="float">
            <text:p>20 mA</text:p>
          </table:table-cell>
          <table:table-cell table:style-name="mA" table:formula="of:=[TLC5971.E30]" office:value-type="float" office:value="20" calcext:value-type="float">
            <text:p>20 mA</text:p>
          </table:table-cell>
          <table:table-cell table:style-name="ce50" table:formula="of:=[TLC5971.F30]" office:value-type="float" office:value="40" calcext:value-type="float">
            <text:p>40 mA</text:p>
          </table:table-cell>
          <table:table-cell table:style-name="ce50" table:formula="of:=[TLC5971.G30]" office:value-type="float" office:value="60" calcext:value-type="float">
            <text:p>60 m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 min</text:p>
          </table:table-cell>
          <table:table-cell table:style-name="_30__2c_00_20_V" office:value-type="float" office:value="0.6" calcext:value-type="float">
            <text:p>0,60 V</text:p>
          </table:table-cell>
          <table:table-cell table:style-name="_30__2c_00_20_V" table:formula="of:=[.$B$44]" office:value-type="float" office:value="0.6" calcext:value-type="float">
            <text:p>0,60 V</text:p>
          </table:table-cell>
          <table:table-cell table:style-name="_30__2c_00_20_V" table:formula="of:=[.$B$44]" office:value-type="float" office:value="0.6" calcext:value-type="float">
            <text:p>0,60 V</text:p>
          </table:table-cell>
          <table:table-cell table:style-name="_30__2c_00_20_V" table:formula="of:=[.$B$44]" office:value-type="float" office:value="0.6" calcext:value-type="float">
            <text:p>0,60 V</text:p>
          </table:table-cell>
          <table:table-cell table:style-name="ce45" table:formula="of:=[.$B$44]" office:value-type="float" office:value="0.6" calcext:value-type="float">
            <text:p>0,60 V</text:p>
          </table:table-cell>
          <table:table-cell table:style-name="ce45" table:formula="of:=[.$B$44]" office:value-type="float" office:value="0.6" calcext:value-type="float">
            <text:p>0,60 V</text:p>
          </table:table-cell>
          <table:table-cell/>
          <table:table-cell office:value-type="string" calcext:value-type="string">
            <text:p>minimal VOUT voltage f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table:style-name="_30__2c_00_20_V" table:formula="of:=[.C39]-[.C44]" office:value-type="float" office:value="4.8" calcext:value-type="float">
            <text:p>4,80 V</text:p>
          </table:table-cell>
          <table:table-cell table:style-name="_30__2c_00_20_V" table:formula="of:=[.D39]-[.D44]" office:value-type="float" office:value="1.8" calcext:value-type="float">
            <text:p>1,80 V</text:p>
          </table:table-cell>
          <table:table-cell table:style-name="_30__2c_00_20_V" table:formula="of:=[.E39]-[.E44]" office:value-type="float" office:value="2.1" calcext:value-type="float">
            <text:p>2,10 V</text:p>
          </table:table-cell>
          <table:table-cell table:style-name="ce45" table:formula="of:=[.F39]-[.F44]" office:value-type="float" office:value="5.64" calcext:value-type="float">
            <text:p>5,64 V</text:p>
          </table:table-cell>
          <table:table-cell table:style-name="ce45" table:formula="of:=[.G39]-[.G44]" office:value-type="float" office:value="5.64" calcext:value-type="float">
            <text:p>5,64 V</text:p>
          </table:table-cell>
          <table:table-cell/>
          <table:table-cell office:value-type="string" calcext:value-type="string">
            <text:p>Voltage that should be drop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Ω" table:formula="of:=[TLC5971.C45]/([TLC5971.C43]/1000)" office:value-type="float" office:value="240" calcext:value-type="float">
            <text:p>240,00 Ω</text:p>
          </table:table-cell>
          <table:table-cell table:style-name="Ω" table:formula="of:=[TLC5971.D45]/([TLC5971.D43]/1000)" office:value-type="float" office:value="90" calcext:value-type="float">
            <text:p>90,00 Ω</text:p>
          </table:table-cell>
          <table:table-cell table:style-name="Ω" table:formula="of:=[TLC5971.E45]/([TLC5971.E43]/1000)" office:value-type="float" office:value="105" calcext:value-type="float">
            <text:p>105,00 Ω</text:p>
          </table:table-cell>
          <table:table-cell table:style-name="ce51" table:formula="of:=[TLC5971.F45]/([TLC5971.F43]/1000)" office:value-type="float" office:value="141" calcext:value-type="float">
            <text:p>141,00 Ω</text:p>
          </table:table-cell>
          <table:table-cell table:style-name="ce51" table:formula="of:=[TLC5971.G45]/([TLC5971.G43]/1000)" office:value-type="float" office:value="94" calcext:value-type="float">
            <text:p>94,00 Ω</text:p>
          </table:table-cell>
          <table:table-cell/>
          <table:table-cell office:value-type="string" calcext:value-type="string">
            <text:p>Resist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table:style-name="mW" table:formula="of:=[.C45]*([.C43])" office:value-type="float" office:value="96" calcext:value-type="float">
            <text:p>96 mW</text:p>
          </table:table-cell>
          <table:table-cell table:style-name="mW" table:formula="of:=[.D45]*([.D43])" office:value-type="float" office:value="36" calcext:value-type="float">
            <text:p>36 mW</text:p>
          </table:table-cell>
          <table:table-cell table:style-name="mW" table:formula="of:=[.E45]*([.E43])" office:value-type="float" office:value="42" calcext:value-type="float">
            <text:p>42 mW</text:p>
          </table:table-cell>
          <table:table-cell table:style-name="ce44" table:formula="of:=[.F45]*([.F43])" office:value-type="float" office:value="225.6" calcext:value-type="float">
            <text:p>226 mW</text:p>
          </table:table-cell>
          <table:table-cell table:style-name="ce44" table:formula="of:=[.G45]*([.G43])" office:value-type="float" office:value="338.4" calcext:value-type="float">
            <text:p>338 mW</text:p>
          </table:table-cell>
          <table:table-cell/>
          <table:table-cell office:value-type="string" calcext:value-type="string">
            <text:p>Power Loos in Series Resis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24</text:p>
          </table:table-cell>
          <table:table-cell/>
          <table:table-cell table:style-name="Ω" table:formula="of:=LOOKUP([.C46];[$'Resistor-E24'.$A$2:.$A$121];[$'Resistor-E24'.$A$2:.$A$121])" office:value-type="float" office:value="240" calcext:value-type="float">
            <text:p>240,00 Ω</text:p>
          </table:table-cell>
          <table:table-cell table:style-name="Ω" table:formula="of:=LOOKUP([.D46];[$'Resistor-E24'.$A$2:.$A$121];[$'Resistor-E24'.$A$2:.$A$121])" office:value-type="float" office:value="82" calcext:value-type="float">
            <text:p>82,00 Ω</text:p>
          </table:table-cell>
          <table:table-cell table:style-name="Ω" table:formula="of:=LOOKUP([.E46];[$'Resistor-E24'.$A$2:.$A$121];[$'Resistor-E24'.$A$2:.$A$121])" office:value-type="float" office:value="100" calcext:value-type="float">
            <text:p>100,00 Ω</text:p>
          </table:table-cell>
          <table:table-cell table:style-name="ce51" table:formula="of:=LOOKUP([.F46];[$'Resistor-E24'.$A$2:.$A$121];[$'Resistor-E24'.$A$2:.$A$121])" office:value-type="float" office:value="130" calcext:value-type="float">
            <text:p>130,00 Ω</text:p>
          </table:table-cell>
          <table:table-cell table:style-name="ce51" table:formula="of:=LOOKUP([.G46];[$'Resistor-E24'.$A$2:.$A$121];[$'Resistor-E24'.$A$2:.$A$121])" office:value-type="float" office:value="91" calcext:value-type="float">
            <text:p>91,00 Ω</text:p>
          </table:table-cell>
          <table:table-cell/>
          <table:table-cell office:value-type="string" calcext:value-type="string">
            <text:p>next resistor value from E24 Ser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style-name="ce27" office:value-type="float" office:value="220" calcext:value-type="float">
            <text:p>220,00 Ω</text:p>
          </table:table-cell>
          <table:table-cell table:style-name="ce27" office:value-type="float" office:value="82" calcext:value-type="float">
            <text:p>82,00 Ω</text:p>
          </table:table-cell>
          <table:table-cell table:style-name="ce27" office:value-type="float" office:value="100" calcext:value-type="float">
            <text:p>100,00 Ω</text:p>
          </table:table-cell>
          <table:table-cell table:style-name="ce52" office:value-type="float" office:value="270" calcext:value-type="float">
            <text:p>270,00 Ω</text:p>
          </table:table-cell>
          <table:table-cell table:style-name="ce52" office:value-type="float" office:value="180" calcext:value-type="float">
            <text:p>180,00 Ω</text:p>
          </table:table-cell>
          <table:table-cell table:style-name="mW" office:value-type="float" office:value="250" calcext:value-type="float">
            <text:p>250 mW</text:p>
          </table:table-cell>
          <table:table-cell office:value-type="string" calcext:value-type="string">
            <text:p>choosen resistor valu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</text:p>
          </table:table-cell>
          <table:table-cell/>
          <table:table-cell table:style-name="Ω" table:number-columns-repeated="3"/>
          <table:table-cell table:style-name="ce51" table:formula="of:=[TLC5971.F49]" office:value-type="float" office:value="270" calcext:value-type="float">
            <text:p>270,00 Ω</text:p>
          </table:table-cell>
          <table:table-cell table:style-name="ce51" table:formula="of:=[TLC5971.G49]" office:value-type="float" office:value="180" calcext:value-type="float">
            <text:p>180,00 Ω</text:p>
          </table:table-cell>
          <table:table-cell table:style-name="mW" office:value-type="float" office:value="250" calcext:value-type="float">
            <text:p>250 m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gesamt</text:p>
          </table:table-cell>
          <table:table-cell/>
          <table:table-cell table:style-name="Ω" table:formula="of:=[.C49]" office:value-type="float" office:value="220" calcext:value-type="float">
            <text:p>220,00 Ω</text:p>
          </table:table-cell>
          <table:table-cell table:style-name="Ω" table:formula="of:=[.D49]" office:value-type="float" office:value="82" calcext:value-type="float">
            <text:p>82,00 Ω</text:p>
          </table:table-cell>
          <table:table-cell table:style-name="Ω" table:formula="of:=[.E49]" office:value-type="float" office:value="100" calcext:value-type="float">
            <text:p>100,00 Ω</text:p>
          </table:table-cell>
          <table:table-cell table:style-name="ce51" table:formula="of:=1/((1/[TLC5971.F49])+(1/[TLC5971.F50]))" office:value-type="float" office:value="135" calcext:value-type="float">
            <text:p>135,00 Ω</text:p>
          </table:table-cell>
          <table:table-cell table:style-name="ce51" table:formula="of:=1/((1/[TLC5971.G49])+(1/[TLC5971.G50]))" office:value-type="float" office:value="90" calcext:value-type="float">
            <text:p>90,00 Ω</text:p>
          </table:table-cell>
          <table:table-cell table:style-name="mW" table:formula="of:=[.H50]+[.H49]" office:value-type="float" office:value="500" calcext:value-type="float">
            <text:p>500 mW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9"/>
          <table:table-cell table:style-name="ce28" table:formula="of:=[.C43]" office:value-type="float" office:value="20" calcext:value-type="float">
            <text:p>20 mA</text:p>
          </table:table-cell>
          <table:table-cell table:style-name="ce28" table:formula="of:=[.D43]" office:value-type="float" office:value="20" calcext:value-type="float">
            <text:p>20 mA</text:p>
          </table:table-cell>
          <table:table-cell table:style-name="ce28" table:formula="of:=[.E43]" office:value-type="float" office:value="20" calcext:value-type="float">
            <text:p>20 mA</text:p>
          </table:table-cell>
          <table:table-cell table:style-name="ce53" table:formula="of:=[.F43]" office:value-type="float" office:value="40" calcext:value-type="float">
            <text:p>40 mA</text:p>
          </table:table-cell>
          <table:table-cell table:style-name="ce53" table:formula="of:=[.G43]" office:value-type="float" office:value="60" calcext:value-type="float">
            <text:p>60 m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table:style-name="ce29" table:formula="of:=[.C54]*([.C52]/1000)" office:value-type="float" office:value="4.4" calcext:value-type="float">
            <text:p>4,40 V</text:p>
          </table:table-cell>
          <table:table-cell table:style-name="ce29" table:formula="of:=[.D54]*([.D52]/1000)" office:value-type="float" office:value="1.64" calcext:value-type="float">
            <text:p>1,64 V</text:p>
          </table:table-cell>
          <table:table-cell table:style-name="ce29" table:formula="of:=[.E54]*([.E52]/1000)" office:value-type="float" office:value="2" calcext:value-type="float">
            <text:p>2,00 V</text:p>
          </table:table-cell>
          <table:table-cell table:style-name="ce54" table:formula="of:=[.F54]*([.F52]/1000)" office:value-type="float" office:value="5.4" calcext:value-type="float">
            <text:p>5,40 V</text:p>
          </table:table-cell>
          <table:table-cell table:style-name="ce54" table:formula="of:=[.G54]*([.G52]/1000)" office:value-type="float" office:value="5.4" calcext:value-type="float">
            <text:p>5,40 V</text:p>
          </table:table-cell>
          <table:table-cell/>
          <table:table-cell office:value-type="string" calcext:value-type="string">
            <text:p>Voltage that is drop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Ω" table:formula="of:=[.C51]" office:value-type="float" office:value="220" calcext:value-type="float">
            <text:p>220,00 Ω</text:p>
          </table:table-cell>
          <table:table-cell table:style-name="Ω" table:formula="of:=[.D51]" office:value-type="float" office:value="82" calcext:value-type="float">
            <text:p>82,00 Ω</text:p>
          </table:table-cell>
          <table:table-cell table:style-name="Ω" table:formula="of:=[.E51]" office:value-type="float" office:value="100" calcext:value-type="float">
            <text:p>100,00 Ω</text:p>
          </table:table-cell>
          <table:table-cell table:style-name="ce51" table:formula="of:=[.F51]" office:value-type="float" office:value="135" calcext:value-type="float">
            <text:p>135,00 Ω</text:p>
          </table:table-cell>
          <table:table-cell table:style-name="ce51" table:formula="of:=[.G51]" office:value-type="float" office:value="90" calcext:value-type="float">
            <text:p>90,00 Ω</text:p>
          </table:table-cell>
          <table:table-cell/>
          <table:table-cell office:value-type="string" calcext:value-type="string">
            <text:p>Resistan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table:style-name="mW" table:formula="of:=[.C53]*([.C52])" office:value-type="float" office:value="88" calcext:value-type="float">
            <text:p>88 mW</text:p>
          </table:table-cell>
          <table:table-cell table:style-name="mW" table:formula="of:=[.D53]*([.D52])" office:value-type="float" office:value="32.8" calcext:value-type="float">
            <text:p>33 mW</text:p>
          </table:table-cell>
          <table:table-cell table:style-name="mW" table:formula="of:=[.E53]*([.E52])" office:value-type="float" office:value="40" calcext:value-type="float">
            <text:p>40 mW</text:p>
          </table:table-cell>
          <table:table-cell table:style-name="ce44" table:formula="of:=[.F53]*([.F52])" office:value-type="float" office:value="216" calcext:value-type="float">
            <text:p>216 mW</text:p>
          </table:table-cell>
          <table:table-cell table:style-name="ce44" table:formula="of:=[.G53]*([.G52])" office:value-type="float" office:value="324" calcext:value-type="float">
            <text:p>324 mW</text:p>
          </table:table-cell>
          <table:table-cell/>
          <table:table-cell office:value-type="string" calcext:value-type="string">
            <text:p>Power Loos in Series Resistor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P LED</text:p>
          </table:table-cell>
          <table:table-cell table:style-name="ce9"/>
          <table:table-cell table:style-name="ce30" table:formula="of:=[.C37]*[.C30]" office:value-type="float" office:value="44" calcext:value-type="float">
            <text:p>44 mW</text:p>
          </table:table-cell>
          <table:table-cell table:style-name="ce30" table:formula="of:=[.D37]*[.D30]" office:value-type="float" office:value="64" calcext:value-type="float">
            <text:p>64 mW</text:p>
          </table:table-cell>
          <table:table-cell table:style-name="ce30" table:formula="of:=[.E37]*[.E30]" office:value-type="float" office:value="62" calcext:value-type="float">
            <text:p>62 mW</text:p>
          </table:table-cell>
          <table:table-cell table:style-name="ce55" table:formula="of:=[.F37]*[.F30]" office:value-type="float" office:value="115.2" calcext:value-type="float">
            <text:p>115 mW</text:p>
          </table:table-cell>
          <table:table-cell table:style-name="ce55" table:formula="of:=[.G37]*[.G30]" office:value-type="float" office:value="172.8" calcext:value-type="float">
            <text:p>173 mW</text:p>
          </table:table-cell>
          <table:table-cell/>
          <table:table-cell office:value-type="string" calcext:value-type="string">
            <text:p>Power consumption per L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 LED count</text:p>
          </table:table-cell>
          <table:table-cell/>
          <table:table-cell table:style-name="valuesWithUnit" table:formula="of:=[.C38]*[.C31]" office:value-type="float" office:value="12" calcext:value-type="float">
            <text:p>12</text:p>
          </table:table-cell>
          <table:table-cell table:style-name="valuesWithUnit" table:formula="of:=[.D38]*[.D31]" office:value-type="float" office:value="12" calcext:value-type="float">
            <text:p>12</text:p>
          </table:table-cell>
          <table:table-cell table:style-name="valuesWithUnit" table:formula="of:=[.E38]*[.E31]" office:value-type="float" office:value="12" calcext:value-type="float">
            <text:p>12</text:p>
          </table:table-cell>
          <table:table-cell table:style-name="ce56" table:formula="of:=[.F38]*[.F31]" office:value-type="float" office:value="8" calcext:value-type="float">
            <text:p>8</text:p>
          </table:table-cell>
          <table:table-cell table:style-name="ce56" table:formula="of:=[.G38]*[.G31]" office:value-type="float" office:value="8" calcext:value-type="float">
            <text:p>8</text:p>
          </table:table-cell>
          <table:table-cell/>
          <table:table-cell office:value-type="string" calcext:value-type="string">
            <text:p>number of led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 LED sum</text:p>
          </table:table-cell>
          <table:table-cell/>
          <table:table-cell table:style-name="mW" table:formula="of:=[.C57]*[.C56]" office:value-type="float" office:value="528" calcext:value-type="float">
            <text:p>528 mW</text:p>
          </table:table-cell>
          <table:table-cell table:style-name="mW" table:formula="of:=[.D57]*[.D56]" office:value-type="float" office:value="768" calcext:value-type="float">
            <text:p>768 mW</text:p>
          </table:table-cell>
          <table:table-cell table:style-name="mW" table:formula="of:=[.E57]*[.E56]" office:value-type="float" office:value="744" calcext:value-type="float">
            <text:p>744 mW</text:p>
          </table:table-cell>
          <table:table-cell table:style-name="ce44" table:formula="of:=[.F57]*[.F56]" office:value-type="float" office:value="921.6" calcext:value-type="float">
            <text:p>922 mW</text:p>
          </table:table-cell>
          <table:table-cell table:style-name="ce44" table:formula="of:=[.G57]*[.G56]" office:value-type="float" office:value="1382.4" calcext:value-type="float">
            <text:p>1382 mW</text:p>
          </table:table-cell>
          <table:table-cell/>
          <table:table-cell office:value-type="string" calcext:value-type="string">
            <text:p>Power consumption all LED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 Series Resistor</text:p>
          </table:table-cell>
          <table:table-cell/>
          <table:table-cell table:style-name="ce31" table:formula="of:=[.C55]" office:value-type="float" office:value="88" calcext:value-type="float">
            <text:p>88 mW</text:p>
          </table:table-cell>
          <table:table-cell table:style-name="ce31" table:formula="of:=[.D55]" office:value-type="float" office:value="32.8" calcext:value-type="float">
            <text:p>33 mW</text:p>
          </table:table-cell>
          <table:table-cell table:style-name="ce31" table:formula="of:=[.E55]" office:value-type="float" office:value="40" calcext:value-type="float">
            <text:p>40 mW</text:p>
          </table:table-cell>
          <table:table-cell table:style-name="ce44" table:formula="of:=[.F55]" office:value-type="float" office:value="216" calcext:value-type="float">
            <text:p>216 mW</text:p>
          </table:table-cell>
          <table:table-cell table:style-name="ce44" table:formula="of:=[.G55]" office:value-type="float" office:value="324" calcext:value-type="float">
            <text:p>324 mW</text:p>
          </table:table-cell>
          <table:table-cell/>
          <table:table-cell office:value-type="string" calcext:value-type="string">
            <text:p>Power consumption single Series Resis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 Series Res count</text:p>
          </table:table-cell>
          <table:table-cell/>
          <table:table-cell table:formula="of:=[.C31]*[.C42]" office:value-type="float" office:value="4" calcext:value-type="float">
            <text:p>4</text:p>
          </table:table-cell>
          <table:table-cell table:formula="of:=[.D31]*[.D42]" office:value-type="float" office:value="0" calcext:value-type="float">
            <text:p>0</text:p>
          </table:table-cell>
          <table:table-cell table:formula="of:=[.E31]*[.E42]" office:value-type="float" office:value="0" calcext:value-type="float">
            <text:p>0</text:p>
          </table:table-cell>
          <table:table-cell table:style-name="ce42" table:formula="of:=[.F31]*[.F42]" office:value-type="float" office:value="4" calcext:value-type="float">
            <text:p>4</text:p>
          </table:table-cell>
          <table:table-cell table:style-name="ce42" table:formula="of:=[.G31]*[.G42]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 Series Res sum</text:p>
          </table:table-cell>
          <table:table-cell/>
          <table:table-cell table:style-name="mW" table:formula="of:=[.C60]*[.C59]" office:value-type="float" office:value="352" calcext:value-type="float">
            <text:p>352 mW</text:p>
          </table:table-cell>
          <table:table-cell table:style-name="mW" table:formula="of:=[.D60]*[.D59]" office:value-type="float" office:value="0" calcext:value-type="float">
            <text:p>0 mW</text:p>
          </table:table-cell>
          <table:table-cell table:style-name="mW" table:formula="of:=[.E60]*[.E59]" office:value-type="float" office:value="0" calcext:value-type="float">
            <text:p>0 mW</text:p>
          </table:table-cell>
          <table:table-cell table:style-name="ce44" table:formula="of:=[.F60]*[.F59]" office:value-type="float" office:value="864" calcext:value-type="float">
            <text:p>864 mW</text:p>
          </table:table-cell>
          <table:table-cell table:style-name="ce44" table:formula="of:=[.G60]*[.G59]" office:value-type="float" office:value="1296" calcext:value-type="float">
            <text:p>1296 m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 sum color</text:p>
          </table:table-cell>
          <table:table-cell/>
          <table:table-cell table:style-name="mW" table:formula="of:=[.C61]+[.C58]" office:value-type="float" office:value="880" calcext:value-type="float">
            <text:p>880 mW</text:p>
          </table:table-cell>
          <table:table-cell table:style-name="mW" table:formula="of:=[.D61]+[.D58]" office:value-type="float" office:value="768" calcext:value-type="float">
            <text:p>768 mW</text:p>
          </table:table-cell>
          <table:table-cell table:style-name="mW" table:formula="of:=[.E61]+[.E58]" office:value-type="float" office:value="744" calcext:value-type="float">
            <text:p>744 mW</text:p>
          </table:table-cell>
          <table:table-cell table:style-name="ce44" table:formula="of:=[.F61]+[.F58]" office:value-type="float" office:value="1785.6" calcext:value-type="float">
            <text:p>1786 mW</text:p>
          </table:table-cell>
          <table:table-cell table:style-name="ce44" table:formula="of:=[.G61]+[.G58]" office:value-type="float" office:value="2678.4" calcext:value-type="float">
            <text:p>2678 mW</text:p>
          </table:table-cell>
          <table:table-cell/>
          <table:table-cell office:value-type="string" calcext:value-type="string">
            <text:p>Power consumption per Col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 sum LED group</text:p>
          </table:table-cell>
          <table:table-cell/>
          <table:table-cell table:style-name="ce32" table:formula="of:=SUM([.C62:.E62])" office:value-type="float" office:value="2392" calcext:value-type="float" table:number-columns-spanned="3" table:number-rows-spanned="1">
            <text:p>2392 mW</text:p>
          </table:table-cell>
          <table:covered-table-cell table:number-columns-repeated="2" table:style-name="mW"/>
          <table:table-cell table:style-name="ce44" table:formula="of:=[.F62]" office:value-type="float" office:value="1785.6" calcext:value-type="float">
            <text:p>1786 mW</text:p>
          </table:table-cell>
          <table:table-cell table:style-name="ce44" table:formula="of:=[.G62]" office:value-type="float" office:value="2678.4" calcext:value-type="float">
            <text:p>2678 m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 controller</text:p>
          </table:table-cell>
          <table:table-cell/>
          <table:table-cell table:style-name="ce33" table:formula="of:=[.C24]" office:value-type="float" office:value="560.6" calcext:value-type="float" table:number-columns-spanned="3" table:number-rows-spanned="1">
            <text:p>561 mW</text:p>
          </table:table-cell>
          <table:covered-table-cell table:number-columns-repeated="2" table:style-name="ce14"/>
          <table:table-cell table:style-name="ce57" table:formula="of:=[.F24]" office:value-type="float" office:value="207" calcext:value-type="float">
            <text:p>207 mW</text:p>
          </table:table-cell>
          <table:table-cell table:style-name="ce57" table:formula="of:=[.G24]" office:value-type="float" office:value="274.2" calcext:value-type="float">
            <text:p>274 m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 sum</text:p>
          </table:table-cell>
          <table:table-cell/>
          <table:table-cell table:style-name="ce33" table:formula="of:=[.C64]+[.C63]" office:value-type="float" office:value="2952.6" calcext:value-type="float" table:number-columns-spanned="3" table:number-rows-spanned="1">
            <text:p>2953 mW</text:p>
          </table:table-cell>
          <table:covered-table-cell table:number-columns-repeated="2" table:style-name="ce14"/>
          <table:table-cell table:style-name="ce57" table:formula="of:=[.F64]+[.F63]" office:value-type="float" office:value="1992.6" calcext:value-type="float">
            <text:p>1993 mW</text:p>
          </table:table-cell>
          <table:table-cell table:style-name="ce57" table:formula="of:=[.G64]+[.G63]" office:value-type="float" office:value="2952.6" calcext:value-type="float">
            <text:p>2953 m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 sum single LED-Board</text:p>
          </table:table-cell>
          <table:table-cell table:number-columns-repeated="4"/>
          <table:table-cell table:style-name="ce44" table:formula="of:=[.$C$65]+[.F65]" office:value-type="float" office:value="4945.2" calcext:value-type="float">
            <text:p>4945 mW</text:p>
          </table:table-cell>
          <table:table-cell table:style-name="ce44" table:formula="of:=[.$C$65]+[.G65]" office:value-type="float" office:value="5905.2" calcext:value-type="float">
            <text:p>5905 mW</text:p>
          </table:table-cell>
          <table:table-cell/>
          <table:table-cell office:value-type="string" calcext:value-type="string">
            <text:p>Power consumption per LED-Bo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 sum single LED-Board</text:p>
          </table:table-cell>
          <table:table-cell table:number-columns-repeated="4"/>
          <table:table-cell table:style-name="ce58" table:formula="of:=[.F66]/1000" office:value-type="float" office:value="4.9452" calcext:value-type="float">
            <text:p>4,95 W</text:p>
          </table:table-cell>
          <table:table-cell table:style-name="ce58" table:formula="of:=[.G66]/1000" office:value-type="float" office:value="5.9052" calcext:value-type="float">
            <text:p>5,91 W</text:p>
          </table:table-cell>
          <table:table-cell/>
          <table:table-cell office:value-type="string" calcext:value-type="string">
            <text:p>Power consumption per LED-Bo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 s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-Board</text:p>
          </table:table-cell>
          <table:table-cell table:number-columns-repeated="2"/>
          <table:table-cell table:style-name="ce58" table:formula="of:=[.F$67]*[.$B68]" office:value-type="float" office:value="24.726" calcext:value-type="float">
            <text:p>24,73 W</text:p>
          </table:table-cell>
          <table:table-cell table:style-name="ce58" table:formula="of:=[.G$67]*[.$B68]" office:value-type="float" office:value="29.526" calcext:value-type="float">
            <text:p>29,53 W</text:p>
          </table:table-cell>
          <table:table-cell/>
          <table:table-cell office:value-type="string" calcext:value-type="string">
            <text:p>Power consumption muliptle LED-Board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 s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D-Board</text:p>
          </table:table-cell>
          <table:table-cell table:number-columns-repeated="2"/>
          <table:table-cell table:style-name="ce58" table:formula="of:=[.F$67]*[.$B69]" office:value-type="float" office:value="49.452" calcext:value-type="float">
            <text:p>49,45 W</text:p>
          </table:table-cell>
          <table:table-cell table:style-name="ce58" table:formula="of:=[.G$67]*[.$B69]" office:value-type="float" office:value="59.052" calcext:value-type="float">
            <text:p>59,05 W</text:p>
          </table:table-cell>
          <table:table-cell/>
          <table:table-cell office:value-type="string" calcext:value-type="string">
            <text:p>Power consumption muliptle LED-Boards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-E24" table:style-name="ta1">
        <table:table-column table:style-name="co5" table:default-cell-style-name="Default"/>
        <table:table-row table:style-name="ro2">
          <table:table-cell table:style-name="ce63" office:value-type="string" calcext:value-type="string">
            <text:p>E24</text:p>
          </table:table-cell>
        </table:table-row>
        <table:table-row table:style-name="ro2">
          <table:table-cell table:style-name="ce61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</table:table-row>
        <table:table-row table:style-name="ro2">
          <table:table-cell office:value-type="float" office:value="4700" calcext:value-type="float">
            <text:p>4700</text:p>
          </table:table-cell>
        </table:table-row>
        <table:table-row table:style-name="ro2">
          <table:table-cell office:value-type="float" office:value="5100" calcext:value-type="float">
            <text:p>5100</text:p>
          </table:table-cell>
        </table:table-row>
        <table:table-row table:style-name="ro2">
          <table:table-cell office:value-type="float" office:value="5600" calcext:value-type="float">
            <text:p>5600</text:p>
          </table:table-cell>
        </table:table-row>
        <table:table-row table:style-name="ro2">
          <table:table-cell office:value-type="float" office:value="6200" calcext:value-type="float">
            <text:p>6200</text:p>
          </table:table-cell>
        </table:table-row>
        <table:table-row table:style-name="ro2">
          <table:table-cell office:value-type="float" office:value="6800" calcext:value-type="float">
            <text:p>6800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</table:table-row>
        <table:table-row table:style-name="ro2">
          <table:table-cell office:value-type="float" office:value="8200" calcext:value-type="float">
            <text:p>8200</text:p>
          </table:table-cell>
        </table:table-row>
        <table:table-row table:style-name="ro2">
          <table:table-cell office:value-type="float" office:value="9100" calcext:value-type="float">
            <text:p>9100</text:p>
          </table:table-cell>
        </table:table-row>
        <table:table-row table:style-name="ro4">
          <table:table-cell office:value-type="float" office:value="10000" calcext:value-type="float">
            <text:p>10000</text:p>
          </table:table-cell>
        </table:table-row>
        <table:table-row table:style-name="ro4">
          <table:table-cell office:value-type="float" office:value="11000" calcext:value-type="float">
            <text:p>11000</text:p>
          </table:table-cell>
        </table:table-row>
        <table:table-row table:style-name="ro4">
          <table:table-cell office:value-type="float" office:value="12000" calcext:value-type="float">
            <text:p>12000</text:p>
          </table:table-cell>
        </table:table-row>
        <table:table-row table:style-name="ro4">
          <table:table-cell office:value-type="float" office:value="13000" calcext:value-type="float">
            <text:p>13000</text:p>
          </table:table-cell>
        </table:table-row>
        <table:table-row table:style-name="ro4">
          <table:table-cell office:value-type="float" office:value="15000" calcext:value-type="float">
            <text:p>15000</text:p>
          </table:table-cell>
        </table:table-row>
        <table:table-row table:style-name="ro4">
          <table:table-cell office:value-type="float" office:value="16000" calcext:value-type="float">
            <text:p>16000</text:p>
          </table:table-cell>
        </table:table-row>
        <table:table-row table:style-name="ro4">
          <table:table-cell office:value-type="float" office:value="18000" calcext:value-type="float">
            <text:p>18000</text:p>
          </table:table-cell>
        </table:table-row>
        <table:table-row table:style-name="ro4">
          <table:table-cell office:value-type="float" office:value="20000" calcext:value-type="float">
            <text:p>20000</text:p>
          </table:table-cell>
        </table:table-row>
        <table:table-row table:style-name="ro4">
          <table:table-cell office:value-type="float" office:value="22000" calcext:value-type="float">
            <text:p>22000</text:p>
          </table:table-cell>
        </table:table-row>
        <table:table-row table:style-name="ro4">
          <table:table-cell office:value-type="float" office:value="24000" calcext:value-type="float">
            <text:p>24000</text:p>
          </table:table-cell>
        </table:table-row>
        <table:table-row table:style-name="ro4">
          <table:table-cell office:value-type="float" office:value="27000" calcext:value-type="float">
            <text:p>27000</text:p>
          </table:table-cell>
        </table:table-row>
        <table:table-row table:style-name="ro4">
          <table:table-cell office:value-type="float" office:value="30000" calcext:value-type="float">
            <text:p>30000</text:p>
          </table:table-cell>
        </table:table-row>
        <table:table-row table:style-name="ro4">
          <table:table-cell office:value-type="float" office:value="33000" calcext:value-type="float">
            <text:p>33000</text:p>
          </table:table-cell>
        </table:table-row>
        <table:table-row table:style-name="ro4">
          <table:table-cell office:value-type="float" office:value="36000" calcext:value-type="float">
            <text:p>36000</text:p>
          </table:table-cell>
        </table:table-row>
        <table:table-row table:style-name="ro4">
          <table:table-cell office:value-type="float" office:value="39000" calcext:value-type="float">
            <text:p>39000</text:p>
          </table:table-cell>
        </table:table-row>
        <table:table-row table:style-name="ro4">
          <table:table-cell office:value-type="float" office:value="43000" calcext:value-type="float">
            <text:p>43000</text:p>
          </table:table-cell>
        </table:table-row>
        <table:table-row table:style-name="ro4">
          <table:table-cell office:value-type="float" office:value="47000" calcext:value-type="float">
            <text:p>47000</text:p>
          </table:table-cell>
        </table:table-row>
        <table:table-row table:style-name="ro4">
          <table:table-cell office:value-type="float" office:value="51000" calcext:value-type="float">
            <text:p>51000</text:p>
          </table:table-cell>
        </table:table-row>
        <table:table-row table:style-name="ro4">
          <table:table-cell office:value-type="float" office:value="56000" calcext:value-type="float">
            <text:p>56000</text:p>
          </table:table-cell>
        </table:table-row>
        <table:table-row table:style-name="ro4">
          <table:table-cell office:value-type="float" office:value="62000" calcext:value-type="float">
            <text:p>62000</text:p>
          </table:table-cell>
        </table:table-row>
        <table:table-row table:style-name="ro4">
          <table:table-cell office:value-type="float" office:value="68000" calcext:value-type="float">
            <text:p>68000</text:p>
          </table:table-cell>
        </table:table-row>
        <table:table-row table:style-name="ro4">
          <table:table-cell office:value-type="float" office:value="75000" calcext:value-type="float">
            <text:p>75000</text:p>
          </table:table-cell>
        </table:table-row>
        <table:table-row table:style-name="ro4">
          <table:table-cell office:value-type="float" office:value="82000" calcext:value-type="float">
            <text:p>82000</text:p>
          </table:table-cell>
        </table:table-row>
        <table:table-row table:style-name="ro4">
          <table:table-cell office:value-type="float" office:value="91000" calcext:value-type="float">
            <text:p>91000</text:p>
          </table:table-cell>
        </table:table-row>
        <table:table-row table:style-name="ro4">
          <table:table-cell office:value-type="float" office:value="100000" calcext:value-type="float">
            <text:p>100000</text:p>
          </table:table-cell>
        </table:table-row>
        <table:table-row table:style-name="ro4">
          <table:table-cell office:value-type="float" office:value="110000" calcext:value-type="float">
            <text:p>110000</text:p>
          </table:table-cell>
        </table:table-row>
        <table:table-row table:style-name="ro4">
          <table:table-cell office:value-type="float" office:value="120000" calcext:value-type="float">
            <text:p>120000</text:p>
          </table:table-cell>
        </table:table-row>
        <table:table-row table:style-name="ro4">
          <table:table-cell office:value-type="float" office:value="130000" calcext:value-type="float">
            <text:p>130000</text:p>
          </table:table-cell>
        </table:table-row>
        <table:table-row table:style-name="ro4">
          <table:table-cell office:value-type="float" office:value="150000" calcext:value-type="float">
            <text:p>150000</text:p>
          </table:table-cell>
        </table:table-row>
        <table:table-row table:style-name="ro4">
          <table:table-cell office:value-type="float" office:value="160000" calcext:value-type="float">
            <text:p>160000</text:p>
          </table:table-cell>
        </table:table-row>
        <table:table-row table:style-name="ro4">
          <table:table-cell office:value-type="float" office:value="180000" calcext:value-type="float">
            <text:p>180000</text:p>
          </table:table-cell>
        </table:table-row>
        <table:table-row table:style-name="ro4">
          <table:table-cell office:value-type="float" office:value="200000" calcext:value-type="float">
            <text:p>200000</text:p>
          </table:table-cell>
        </table:table-row>
        <table:table-row table:style-name="ro4">
          <table:table-cell office:value-type="float" office:value="220000" calcext:value-type="float">
            <text:p>220000</text:p>
          </table:table-cell>
        </table:table-row>
        <table:table-row table:style-name="ro4">
          <table:table-cell office:value-type="float" office:value="240000" calcext:value-type="float">
            <text:p>240000</text:p>
          </table:table-cell>
        </table:table-row>
        <table:table-row table:style-name="ro4">
          <table:table-cell office:value-type="float" office:value="270000" calcext:value-type="float">
            <text:p>270000</text:p>
          </table:table-cell>
        </table:table-row>
        <table:table-row table:style-name="ro4">
          <table:table-cell office:value-type="float" office:value="300000" calcext:value-type="float">
            <text:p>300000</text:p>
          </table:table-cell>
        </table:table-row>
        <table:table-row table:style-name="ro4">
          <table:table-cell office:value-type="float" office:value="330000" calcext:value-type="float">
            <text:p>330000</text:p>
          </table:table-cell>
        </table:table-row>
        <table:table-row table:style-name="ro4">
          <table:table-cell office:value-type="float" office:value="360000" calcext:value-type="float">
            <text:p>360000</text:p>
          </table:table-cell>
        </table:table-row>
        <table:table-row table:style-name="ro4">
          <table:table-cell office:value-type="float" office:value="390000" calcext:value-type="float">
            <text:p>390000</text:p>
          </table:table-cell>
        </table:table-row>
        <table:table-row table:style-name="ro4">
          <table:table-cell office:value-type="float" office:value="430000" calcext:value-type="float">
            <text:p>430000</text:p>
          </table:table-cell>
        </table:table-row>
        <table:table-row table:style-name="ro4">
          <table:table-cell office:value-type="float" office:value="470000" calcext:value-type="float">
            <text:p>470000</text:p>
          </table:table-cell>
        </table:table-row>
        <table:table-row table:style-name="ro4">
          <table:table-cell office:value-type="float" office:value="510000" calcext:value-type="float">
            <text:p>510000</text:p>
          </table:table-cell>
        </table:table-row>
        <table:table-row table:style-name="ro4">
          <table:table-cell office:value-type="float" office:value="560000" calcext:value-type="float">
            <text:p>560000</text:p>
          </table:table-cell>
        </table:table-row>
        <table:table-row table:style-name="ro4">
          <table:table-cell office:value-type="float" office:value="620000" calcext:value-type="float">
            <text:p>620000</text:p>
          </table:table-cell>
        </table:table-row>
        <table:table-row table:style-name="ro4">
          <table:table-cell office:value-type="float" office:value="680000" calcext:value-type="float">
            <text:p>680000</text:p>
          </table:table-cell>
        </table:table-row>
        <table:table-row table:style-name="ro4">
          <table:table-cell office:value-type="float" office:value="750000" calcext:value-type="float">
            <text:p>750000</text:p>
          </table:table-cell>
        </table:table-row>
        <table:table-row table:style-name="ro4">
          <table:table-cell office:value-type="float" office:value="820000" calcext:value-type="float">
            <text:p>820000</text:p>
          </table:table-cell>
        </table:table-row>
        <table:table-row table:style-name="ro4">
          <table:table-cell office:value-type="float" office:value="910000" calcext:value-type="float">
            <text:p>9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lock" svg:font-family="Overlock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/>
      <number:text> mA</number:text>
    </number:number-style>
    <number:number-style style:name="N110">
      <number:number number:decimal-places="1" loext:min-decimal-places="1" number:min-integer-digits="1"/>
      <number:text> V</number:text>
    </number:number-style>
    <number:number-style style:name="N111">
      <number:number number:decimal-places="0" loext:min-decimal-places="0" number:min-integer-digits="1"/>
      <number:text> mW</number:text>
    </number:number-style>
    <number:number-style style:name="N112">
      <number:number number:decimal-places="2" loext:min-decimal-places="2" number:min-integer-digits="1"/>
      <number:text> mA</number:text>
    </number:number-style>
    <number:number-style style:name="N113">
      <number:number number:decimal-places="2" loext:min-decimal-places="2" number:min-integer-digits="1"/>
      <number:text> kΩ</number:text>
    </number:number-style>
    <number:number-style style:name="N114">
      <number:number number:decimal-places="2" loext:min-decimal-places="2" number:min-integer-digits="1"/>
      <number:text> Ω</number:text>
    </number:number-style>
    <number:number-style style:name="N115">
      <number:number number:decimal-places="2" loext:min-decimal-places="2" number:min-integer-digits="1"/>
      <number:text> W</number:text>
    </number:number-style>
    <number:number-style style:name="N116">
      <number:number number:decimal-places="2" loext:min-decimal-places="2" number:min-integer-digits="1"/>
      <number:text> %</number:text>
    </number:number-style>
    <number:number-style style:name="N117">
      <number:number number:decimal-places="2" loext:min-decimal-places="2" number:min-integer-digits="1"/>
      <number:text> V</number:text>
    </number:number-style>
    <number:number-style style:name="N165">
      <number:number number:decimal-places="3" loext:min-decimal-places="3" number:min-integer-digits="1"/>
      <number:text> kΩ</number:text>
    </number:number-style>
    <number:number-style style:name="N118">
      <number:number number:decimal-places="3" loext:min-decimal-places="3" number:min-integer-digits="1"/>
      <number:text> Ω</number:text>
    </number:number-style>
    <number:number-style style:name="N120P0" style:volatile="true">
      <number:number number:decimal-places="0" loext:min-decimal-places="0" number:min-integer-digits="1" number:grouping="true"/>
      <number:text> €</number:text>
    </number:number-style>
    <number:number-style style:name="N12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8P0" style:volatile="true">
      <number:number number:decimal-places="0" loext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loext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0P2" style:volatile="true">
      <number:text> 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2">
      <number:number number:decimal-places="1" loext:min-decimal-places="1" number:min-integer-digits="1"/>
    </number:number-style>
    <number:percentage-style style:name="N153">
      <number:number number:decimal-places="1" loext:min-decimal-places="1" number:min-integer-digits="1"/>
      <number:text>%</number:text>
    </number:percentage-style>
    <number:number-style style:name="N154">
      <number:number number:decimal-places="0" loext:min-decimal-places="0" number:min-integer-digits="0"/>
      <number:text> %</number:text>
    </number:number-style>
    <number:number-style style:name="N155">
      <number:number number:decimal-places="0" loext:min-decimal-places="0" number:min-integer-digits="1"/>
      <number:text>%</number:text>
    </number:number-style>
    <number:number-style style:name="N156">
      <number:number number:decimal-places="1" loext:min-decimal-places="1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min-integer-digits="1"/>
      <number:text> kΩ</number:text>
    </number:number-style>
    <number:number-style style:name="N161">
      <number:number number:decimal-places="1" loext:min-decimal-places="1" number:min-integer-digits="0"/>
    </number:number-style>
    <number:number-style style:name="N162">
      <number:number number:decimal-places="0" loext:min-decimal-places="0" number:min-integer-digits="1"/>
      <number:text> W</number:text>
    </number:number-style>
    <number:number-style style:name="N163">
      <number:number number:decimal-places="0" loext:min-decimal-places="0" number:min-integer-digits="1"/>
      <number:text> %</number:text>
    </number:number-style>
    <number:number-style style:name="N164">
      <number:number number:decimal-places="4" loext:min-decimal-places="3" number:min-integer-digits="1" number:decimal-replacement=""/>
      <number:text> Ω</number:text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="Overlock" fo:font-family="Overlock" style:font-style-name="Regular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V" style:family="table-cell" style:parent-style-name="valuesWithUnit" style:data-style-name="N110"/>
    <style:style style:name="valuesWithUnit" style:family="table-cell" style:parent-style-name="Default" style:data-style-name="N0"/>
    <style:style style:name="mA" style:family="table-cell" style:parent-style-name="valuesWithUnit" style:data-style-name="N109"/>
    <style:style style:name="kΩ" style:family="table-cell" style:parent-style-name="valuesWithUnit" style:data-style-name="N113"/>
    <style:style style:name="_30__2c_00_20_mA" style:display-name="0,00 mA" style:family="table-cell" style:parent-style-name="mA" style:data-style-name="N112"/>
    <style:style style:name="mW" style:family="table-cell" style:parent-style-name="valuesWithUnit" style:data-style-name="N111"/>
    <style:style style:name="Ω" style:family="table-cell" style:parent-style-name="valuesWithUnit" style:data-style-name="N114"/>
    <style:style style:name="W" style:family="table-cell" style:parent-style-name="valuesWithUnit" style:data-style-name="N115"/>
    <style:style style:name="_25_" style:display-name="%" style:family="table-cell" style:parent-style-name="valuesWithUnit" style:data-style-name="N116"/>
    <style:style style:name="_30__2c_000_22__20_kΩ_22_" style:display-name="0,000&quot; kΩ&quot;" style:family="table-cell" style:parent-style-name="kΩ" style:data-style-name="N165"/>
    <style:style style:name="_30__2c_00_20_V" style:display-name="0,00 V" style:family="table-cell" style:parent-style-name="V" style:data-style-name="N117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11:38:30.721242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0:02:32.21</meta:creation-date>
    <dc:title>Stefan_20140701</dc:title>
    <meta:editing-duration>PT14H37M33S</meta:editing-duration>
    <meta:editing-cycles>98</meta:editing-cycles>
    <meta:generator>LibreOffice/5.0.5.2$Linux_X86_64 LibreOffice_project/00m0$Build-2</meta:generator>
    <meta:initial-creator>Stefan Krüger</meta:initial-creator>
    <dc:date>2016-02-24T11:43:22.182567430</dc:date>
    <dc:creator>Stefan Krüger</dc:creator>
    <meta:document-statistic meta:table-count="2" meta:cell-count="537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Stefan_20140701" xlink:href="../../../../../../../../_LocalData/Users/Stefan/AppData/Roaming/OpenOffice/4/user/template/Stefan_20140721.ots" meta:date="2015-02-12T00:02:31.800000000"/>
  </office:meta>
</office:document-meta>
</file>